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26.275cm" fo:margin-left="-0.575cm" table:align="left"/>
    </style:style>
    <style:style style:name="Tableau1.A" style:family="table-column">
      <style:table-column-properties style:column-width="0.993cm"/>
    </style:style>
    <style:style style:name="Tableau1.B" style:family="table-column">
      <style:table-column-properties style:column-width="16.755cm"/>
    </style:style>
    <style:style style:name="Tableau1.C" style:family="table-column">
      <style:table-column-properties style:column-width="8.527cm"/>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18" style:family="table-row">
      <style:table-row-properties style:min-row-height="0.743cm"/>
    </style:style>
    <style:style style:name="P1" style:family="paragraph" style:parent-style-name="Table_20_Contents">
      <style:text-properties officeooo:rsid="002462d3" officeooo:paragraph-rsid="002462d3"/>
    </style:style>
    <style:style style:name="P2" style:family="paragraph" style:parent-style-name="Table_20_Contents">
      <style:text-properties officeooo:rsid="002462d3" officeooo:paragraph-rsid="00bae3f3"/>
    </style:style>
    <style:style style:name="P3" style:family="paragraph" style:parent-style-name="Table_20_Contents">
      <style:text-properties fo:font-style="italic" fo:font-weight="bold" style:font-style-asian="italic" style:font-weight-asian="bold" style:font-style-complex="italic" style:font-weight-complex="bold"/>
    </style:style>
    <style:style style:name="P4" style:family="paragraph" style:parent-style-name="Table_20_Contents">
      <style:text-properties officeooo:rsid="0025f068" officeooo:paragraph-rsid="0025f068"/>
    </style:style>
    <style:style style:name="P5" style:family="paragraph" style:parent-style-name="Table_20_Contents">
      <style:text-properties officeooo:rsid="0025f068" officeooo:paragraph-rsid="00a2118b"/>
    </style:style>
    <style:style style:name="P6" style:family="paragraph" style:parent-style-name="Table_20_Contents">
      <style:text-properties officeooo:rsid="0025f068" officeooo:paragraph-rsid="002660c9"/>
    </style:style>
    <style:style style:name="P7" style:family="paragraph" style:parent-style-name="Table_20_Contents">
      <style:text-properties officeooo:rsid="002660c9" officeooo:paragraph-rsid="002660c9"/>
    </style:style>
    <style:style style:name="P8" style:family="paragraph" style:parent-style-name="Table_20_Contents">
      <style:text-properties officeooo:rsid="002660c9" officeooo:paragraph-rsid="007e7a28"/>
    </style:style>
    <style:style style:name="P9" style:family="paragraph" style:parent-style-name="Table_20_Contents">
      <style:text-properties officeooo:rsid="002660c9" officeooo:paragraph-rsid="007ec8d6"/>
    </style:style>
    <style:style style:name="P10" style:family="paragraph" style:parent-style-name="Table_20_Contents">
      <style:text-properties officeooo:rsid="002660c9" officeooo:paragraph-rsid="00d23953"/>
    </style:style>
    <style:style style:name="P11" style:family="paragraph" style:parent-style-name="Table_20_Contents">
      <style:text-properties officeooo:rsid="002660c9" officeooo:paragraph-rsid="00d39bac"/>
    </style:style>
    <style:style style:name="P12" style:family="paragraph" style:parent-style-name="Table_20_Contents">
      <style:text-properties officeooo:rsid="002660c9" officeooo:paragraph-rsid="00d6d248"/>
    </style:style>
    <style:style style:name="P13" style:family="paragraph" style:parent-style-name="Table_20_Contents">
      <style:text-properties officeooo:rsid="002660c9" officeooo:paragraph-rsid="00e1562c"/>
    </style:style>
    <style:style style:name="P14" style:family="paragraph" style:parent-style-name="Table_20_Contents">
      <style:text-properties officeooo:rsid="002660c9" officeooo:paragraph-rsid="00e72fe6"/>
    </style:style>
    <style:style style:name="P15" style:family="paragraph" style:parent-style-name="Table_20_Contents">
      <style:text-properties officeooo:rsid="002660c9" officeooo:paragraph-rsid="00f2c069"/>
    </style:style>
    <style:style style:name="P16" style:family="paragraph" style:parent-style-name="Table_20_Contents">
      <style:text-properties officeooo:paragraph-rsid="002ba2f5"/>
    </style:style>
    <style:style style:name="P17" style:family="paragraph" style:parent-style-name="Table_20_Contents">
      <style:text-properties officeooo:rsid="00336dc8" officeooo:paragraph-rsid="00336dc8"/>
    </style:style>
    <style:style style:name="P18" style:family="paragraph" style:parent-style-name="Table_20_Contents">
      <style:text-properties officeooo:rsid="00336dc8" officeooo:paragraph-rsid="00b8b9e0"/>
    </style:style>
    <style:style style:name="P19" style:family="paragraph" style:parent-style-name="Table_20_Contents">
      <style:text-properties officeooo:paragraph-rsid="0034cea6"/>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text-properties fo:font-weight="bold" officeooo:rsid="00bae3f3" officeooo:paragraph-rsid="00bae3f3" style:font-weight-asian="bold" style:font-weight-complex="bold"/>
    </style:style>
    <style:style style:name="P22" style:family="paragraph" style:parent-style-name="Table_20_Contents">
      <style:text-properties fo:font-weight="bold" officeooo:rsid="00bae3f3" officeooo:paragraph-rsid="00cee6f2" style:font-weight-asian="bold" style:font-weight-complex="bold"/>
    </style:style>
    <style:style style:name="P23" style:family="paragraph" style:parent-style-name="Table_20_Contents">
      <style:text-properties fo:font-weight="bold" officeooo:rsid="00bae3f3" officeooo:paragraph-rsid="00e2b726" style:font-weight-asian="bold" style:font-weight-complex="bold"/>
    </style:style>
    <style:style style:name="P24" style:family="paragraph" style:parent-style-name="Table_20_Contents">
      <style:text-properties fo:font-weight="bold" officeooo:rsid="00bae3f3" officeooo:paragraph-rsid="00ec419c" style:font-weight-asian="bold" style:font-weight-complex="bold"/>
    </style:style>
    <style:style style:name="P25" style:family="paragraph" style:parent-style-name="Table_20_Contents">
      <style:text-properties fo:font-weight="bold" officeooo:rsid="00bae3f3" officeooo:paragraph-rsid="00f6d91c" style:font-weight-asian="bold" style:font-weight-complex="bold"/>
    </style:style>
    <style:style style:name="P26" style:family="paragraph" style:parent-style-name="Table_20_Contents">
      <style:text-properties fo:font-weight="bold" officeooo:rsid="00bae3f3" officeooo:paragraph-rsid="00fafc25" style:font-weight-asian="bold" style:font-weight-complex="bold"/>
    </style:style>
    <style:style style:name="P27" style:family="paragraph" style:parent-style-name="Table_20_Contents">
      <style:text-properties fo:font-weight="bold" officeooo:rsid="00bae3f3" officeooo:paragraph-rsid="011a58e8" style:font-weight-asian="bold" style:font-weight-complex="bold"/>
    </style:style>
    <style:style style:name="P28" style:family="paragraph" style:parent-style-name="Table_20_Contents">
      <style:text-properties officeooo:rsid="003e0ab3" officeooo:paragraph-rsid="003e0ab3"/>
    </style:style>
    <style:style style:name="P29" style:family="paragraph" style:parent-style-name="Table_20_Contents">
      <style:text-properties officeooo:rsid="00408e7f" officeooo:paragraph-rsid="0042317b"/>
    </style:style>
    <style:style style:name="P30" style:family="paragraph" style:parent-style-name="Table_20_Contents">
      <style:text-properties officeooo:rsid="00408e7f" officeooo:paragraph-rsid="00523996"/>
    </style:style>
    <style:style style:name="P31" style:family="paragraph" style:parent-style-name="Table_20_Contents">
      <style:text-properties officeooo:rsid="00408e7f" officeooo:paragraph-rsid="00b724aa"/>
    </style:style>
    <style:style style:name="P32" style:family="paragraph" style:parent-style-name="Table_20_Contents">
      <style:text-properties officeooo:rsid="005091bd" officeooo:paragraph-rsid="005091bd"/>
    </style:style>
    <style:style style:name="P33" style:family="paragraph" style:parent-style-name="Table_20_Contents">
      <style:text-properties officeooo:rsid="00517808" officeooo:paragraph-rsid="00517808"/>
    </style:style>
    <style:style style:name="P34" style:family="paragraph" style:parent-style-name="Table_20_Contents">
      <style:text-properties officeooo:paragraph-rsid="00408e7f"/>
    </style:style>
    <style:style style:name="P35" style:family="paragraph" style:parent-style-name="Table_20_Contents">
      <style:text-properties style:text-line-through-style="solid" style:text-line-through-type="single" officeooo:rsid="002548a6" officeooo:paragraph-rsid="002548a6"/>
    </style:style>
    <style:style style:name="P36" style:family="paragraph" style:parent-style-name="Table_20_Contents">
      <style:text-properties style:text-line-through-style="solid" style:text-line-through-type="single" officeooo:rsid="002548a6" officeooo:paragraph-rsid="005d4915"/>
    </style:style>
    <style:style style:name="P37" style:family="paragraph" style:parent-style-name="Table_20_Contents">
      <style:text-properties officeooo:paragraph-rsid="005b1515"/>
    </style:style>
    <style:style style:name="P38" style:family="paragraph" style:parent-style-name="Table_20_Contents">
      <style:text-properties officeooo:paragraph-rsid="00616088"/>
    </style:style>
    <style:style style:name="P39" style:family="paragraph" style:parent-style-name="Table_20_Contents">
      <style:text-properties style:text-line-through-style="none" style:text-line-through-type="none" officeooo:rsid="00525087" officeooo:paragraph-rsid="002548a6"/>
    </style:style>
    <style:style style:name="P40" style:family="paragraph" style:parent-style-name="Table_20_Contents">
      <style:text-properties fo:font-style="normal" officeooo:rsid="004720d1" style:font-style-asian="normal" style:font-style-complex="normal"/>
    </style:style>
    <style:style style:name="P41" style:family="paragraph" style:parent-style-name="Table_20_Contents">
      <style:text-properties fo:font-style="normal" officeooo:rsid="00491887" style:font-style-asian="normal" style:font-style-complex="normal"/>
    </style:style>
    <style:style style:name="P42" style:family="paragraph" style:parent-style-name="Table_20_Contents">
      <style:text-properties fo:font-style="normal" officeooo:rsid="004bf8f0" style:font-style-asian="normal" style:font-style-complex="normal"/>
    </style:style>
    <style:style style:name="P43" style:family="paragraph" style:parent-style-name="Table_20_Contents">
      <style:text-properties fo:font-style="normal" officeooo:rsid="004e4a9c" style:font-style-asian="normal" style:font-style-complex="normal"/>
    </style:style>
    <style:style style:name="P44" style:family="paragraph" style:parent-style-name="Table_20_Contents">
      <style:text-properties officeooo:paragraph-rsid="007ec8d6"/>
    </style:style>
    <style:style style:name="P45" style:family="paragraph" style:parent-style-name="Table_20_Contents">
      <style:text-properties fo:language="fr" fo:country="FR" officeooo:paragraph-rsid="007ec8d6"/>
    </style:style>
    <style:style style:name="P46" style:family="paragraph" style:parent-style-name="Table_20_Contents">
      <style:text-properties fo:language="fr" fo:country="FR" officeooo:paragraph-rsid="00833e9c"/>
    </style:style>
    <style:style style:name="P47" style:family="paragraph" style:parent-style-name="Table_20_Contents">
      <style:text-properties fo:language="fr" fo:country="FR" officeooo:rsid="008972f1" officeooo:paragraph-rsid="008972f1"/>
    </style:style>
    <style:style style:name="P48" style:family="paragraph" style:parent-style-name="Table_20_Contents">
      <style:text-properties fo:language="fr" fo:country="FR" fo:font-weight="normal" officeooo:rsid="00cb8464" officeooo:paragraph-rsid="00cb8464" style:font-weight-asian="normal" style:font-weight-complex="normal"/>
    </style:style>
    <style:style style:name="P49" style:family="paragraph" style:parent-style-name="Table_20_Contents">
      <style:text-properties fo:language="fr" fo:country="FR" fo:font-weight="normal" officeooo:rsid="00cd6b6d" officeooo:paragraph-rsid="00cb8464" style:font-weight-asian="normal" style:font-weight-complex="normal"/>
    </style:style>
    <style:style style:name="P50" style:family="paragraph" style:parent-style-name="Table_20_Contents">
      <style:text-properties officeooo:rsid="00525087" officeooo:paragraph-rsid="002548a6"/>
    </style:style>
    <style:style style:name="P51" style:family="paragraph" style:parent-style-name="Table_20_Contents">
      <style:text-properties officeooo:rsid="00b0330f" officeooo:paragraph-rsid="00b0330f"/>
    </style:style>
    <style:style style:name="P52" style:family="paragraph" style:parent-style-name="Table_20_Contents">
      <style:text-properties officeooo:rsid="002eccf6" officeooo:paragraph-rsid="002eccf6"/>
    </style:style>
    <style:style style:name="P53" style:family="paragraph" style:parent-style-name="Table_20_Contents">
      <style:text-properties officeooo:paragraph-rsid="00b724aa"/>
    </style:style>
    <style:style style:name="P54" style:family="paragraph" style:parent-style-name="Table_20_Contents">
      <style:text-properties fo:font-weight="normal" style:font-weight-asian="normal" style:font-weight-complex="normal"/>
    </style:style>
    <style:style style:name="P55" style:family="paragraph" style:parent-style-name="Table_20_Contents">
      <style:text-properties fo:font-weight="normal" officeooo:rsid="0025f068" officeooo:paragraph-rsid="002660c9" style:font-weight-asian="normal" style:font-weight-complex="normal"/>
    </style:style>
    <style:style style:name="P56" style:family="paragraph" style:parent-style-name="Table_20_Contents">
      <style:text-properties fo:font-weight="normal" officeooo:rsid="0025f068" officeooo:paragraph-rsid="00c6bc11" style:font-weight-asian="normal" style:font-weight-complex="normal"/>
    </style:style>
    <style:style style:name="P57" style:family="paragraph" style:parent-style-name="Table_20_Contents">
      <style:text-properties fo:font-weight="normal" officeooo:rsid="00cb8464" officeooo:paragraph-rsid="00cb8464" style:font-weight-asian="normal" style:font-weight-complex="normal"/>
    </style:style>
    <style:style style:name="P58" style:family="paragraph" style:parent-style-name="Standard">
      <style:text-properties fo:font-weight="normal" officeooo:rsid="000e2799" officeooo:paragraph-rsid="0009f26f" style:font-weight-asian="normal" style:font-weight-complex="normal"/>
    </style:style>
    <style:style style:name="P59" style:family="paragraph" style:parent-style-name="Standard">
      <style:text-properties fo:font-weight="normal" officeooo:rsid="0037e41e" officeooo:paragraph-rsid="0037e41e" style:font-weight-asian="normal" style:font-weight-complex="normal"/>
    </style:style>
    <style:style style:name="P60" style:family="paragraph" style:parent-style-name="Table_20_Contents">
      <style:text-properties fo:font-weight="normal" officeooo:rsid="00e2b726" officeooo:paragraph-rsid="00e1562c" style:font-weight-asian="normal" style:font-weight-complex="normal"/>
    </style:style>
    <style:style style:name="P61" style:family="paragraph" style:parent-style-name="Table_20_Contents">
      <style:text-properties fo:font-weight="normal" officeooo:rsid="00e3ca2b" officeooo:paragraph-rsid="00e1562c" style:font-weight-asian="normal" style:font-weight-complex="normal"/>
    </style:style>
    <style:style style:name="P62" style:family="paragraph" style:parent-style-name="Table_20_Contents">
      <style:text-properties fo:font-weight="normal" officeooo:rsid="00e72fe6" officeooo:paragraph-rsid="00e1562c" style:font-weight-asian="normal" style:font-weight-complex="normal"/>
    </style:style>
    <style:style style:name="P63" style:family="paragraph" style:parent-style-name="Table_20_Contents">
      <style:text-properties fo:font-weight="normal" officeooo:rsid="00e8967c" officeooo:paragraph-rsid="00e1562c" style:font-weight-asian="normal" style:font-weight-complex="normal"/>
    </style:style>
    <style:style style:name="P64" style:family="paragraph" style:parent-style-name="Table_20_Contents">
      <style:text-properties fo:font-weight="normal" officeooo:rsid="01098b90" officeooo:paragraph-rsid="0106332f" style:font-weight-asian="normal" style:font-weight-complex="normal"/>
    </style:style>
    <style:style style:name="P65" style:family="paragraph" style:parent-style-name="Table_20_Contents">
      <style:text-properties fo:font-weight="normal" officeooo:rsid="01098b90" officeooo:paragraph-rsid="010f76a9" style:font-weight-asian="normal" style:font-weight-complex="normal"/>
    </style:style>
    <style:style style:name="P66" style:family="paragraph" style:parent-style-name="Table_20_Contents">
      <style:text-properties fo:font-weight="normal" officeooo:rsid="010f76a9" officeooo:paragraph-rsid="010f76a9" style:font-weight-asian="normal" style:font-weight-complex="normal"/>
    </style:style>
    <style:style style:name="P67" style:family="paragraph" style:parent-style-name="Standard">
      <style:text-properties fo:font-weight="normal" officeooo:rsid="0111db30" officeooo:paragraph-rsid="0111db30" style:font-weight-asian="normal" style:font-weight-complex="normal"/>
    </style:style>
    <style:style style:name="P68" style:family="paragraph" style:parent-style-name="Text_20_body">
      <style:text-properties fo:font-weight="normal" officeooo:rsid="0111db30" officeooo:paragraph-rsid="0111db30" style:font-weight-asian="normal" style:font-weight-complex="normal"/>
    </style:style>
    <style:style style:name="P69" style:family="paragraph" style:parent-style-name="Table_20_Contents">
      <style:text-properties officeooo:rsid="00b96821" officeooo:paragraph-rsid="00b96821"/>
    </style:style>
    <style:style style:name="P70" style:family="paragraph" style:parent-style-name="Table_20_Contents">
      <style:text-properties officeooo:rsid="00bae3f3" officeooo:paragraph-rsid="00bae3f3"/>
    </style:style>
    <style:style style:name="P71" style:family="paragraph" style:parent-style-name="Table_20_Contents">
      <style:text-properties officeooo:rsid="00c6bc11" officeooo:paragraph-rsid="00c6bc11"/>
    </style:style>
    <style:style style:name="P72" style:family="paragraph" style:parent-style-name="Table_20_Contents">
      <style:text-properties officeooo:rsid="00c7414e" officeooo:paragraph-rsid="00c7414e"/>
    </style:style>
    <style:style style:name="P73" style:family="paragraph" style:parent-style-name="Table_20_Contents">
      <style:text-properties officeooo:paragraph-rsid="00cb8464"/>
    </style:style>
    <style:style style:name="P74" style:family="paragraph" style:parent-style-name="Table_20_Contents">
      <style:text-properties officeooo:rsid="00f2c069" officeooo:paragraph-rsid="00f2c069"/>
    </style:style>
    <style:style style:name="P75" style:family="paragraph" style:parent-style-name="Table_20_Contents">
      <style:text-properties officeooo:rsid="00f6dd19" officeooo:paragraph-rsid="00f6dd19"/>
    </style:style>
    <style:style style:name="P76" style:family="paragraph" style:parent-style-name="Table_20_Contents">
      <style:text-properties officeooo:rsid="00f944f5" officeooo:paragraph-rsid="00f944f5"/>
    </style:style>
    <style:style style:name="P77" style:family="paragraph" style:parent-style-name="Table_20_Contents">
      <style:text-properties officeooo:paragraph-rsid="00fa7154"/>
    </style:style>
    <style:style style:name="P78" style:family="paragraph" style:parent-style-name="Table_20_Contents">
      <style:text-properties officeooo:paragraph-rsid="0101717e"/>
    </style:style>
    <style:style style:name="P79" style:family="paragraph" style:parent-style-name="Table_20_Contents">
      <style:text-properties officeooo:paragraph-rsid="01046c8e"/>
    </style:style>
    <style:style style:name="P80" style:family="paragraph" style:parent-style-name="Table_20_Contents">
      <style:text-properties officeooo:rsid="0106332f" officeooo:paragraph-rsid="0106332f"/>
    </style:style>
    <style:style style:name="P81" style:family="paragraph" style:parent-style-name="Table_20_Contents">
      <style:text-properties officeooo:rsid="00f97bbd" officeooo:paragraph-rsid="00fa7154"/>
    </style:style>
    <style:style style:name="P82" style:family="paragraph" style:parent-style-name="Table_20_Contents">
      <style:text-properties officeooo:paragraph-rsid="0124ae19"/>
    </style:style>
    <style:style style:name="P83" style:family="paragraph" style:parent-style-name="Standard" style:list-style-name="L1">
      <style:text-properties fo:font-weight="normal" officeooo:rsid="0037e41e" officeooo:paragraph-rsid="0037e41e" style:font-weight-asian="normal" style:font-weight-complex="normal"/>
    </style:style>
    <style:style style:name="P84" style:family="paragraph" style:parent-style-name="Standard" style:list-style-name="L1">
      <style:text-properties fo:font-weight="normal" officeooo:rsid="0039626f" officeooo:paragraph-rsid="0039626f" style:font-weight-asian="normal" style:font-weight-complex="normal"/>
    </style:style>
    <style:style style:name="P85" style:family="paragraph" style:parent-style-name="Standard" style:list-style-name="L1">
      <style:text-properties fo:font-weight="normal" officeooo:rsid="0111db30" officeooo:paragraph-rsid="0111db30" style:font-weight-asian="normal" style:font-weight-complex="normal"/>
    </style:style>
    <style:style style:name="P86" style:family="paragraph" style:parent-style-name="Text_20_body" style:list-style-name="L2"/>
    <style:style style:name="T1" style:family="text">
      <style:text-properties officeooo:rsid="0025f068"/>
    </style:style>
    <style:style style:name="T2" style:family="text">
      <style:text-properties officeooo:rsid="002660c9"/>
    </style:style>
    <style:style style:name="T3" style:family="text">
      <style:text-properties officeooo:rsid="00280afe"/>
    </style:style>
    <style:style style:name="T4" style:family="text">
      <style:text-properties officeooo:rsid="002ba2f5"/>
    </style:style>
    <style:style style:name="T5" style:family="text">
      <style:text-properties officeooo:rsid="00304a7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04a7d" style:font-style-asian="italic" style:font-weight-asian="bold" style:font-style-complex="italic" style:font-weight-complex="bold"/>
    </style:style>
    <style:style style:name="T8" style:family="text">
      <style:text-properties fo:font-style="italic" fo:font-weight="bold" officeooo:rsid="00517808" style:font-style-asian="italic" style:font-weight-asian="bold" style:font-style-complex="italic" style:font-weight-complex="bold"/>
    </style:style>
    <style:style style:name="T9" style:family="text">
      <style:text-properties fo:font-style="italic" fo:font-weight="bold" officeooo:rsid="0062d033"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4720d1" style:font-style-asian="italic" style:font-style-complex="italic"/>
    </style:style>
    <style:style style:name="T12" style:family="text">
      <style:text-properties officeooo:rsid="00336dc8"/>
    </style:style>
    <style:style style:name="T13" style:family="text">
      <style:text-properties officeooo:rsid="0034cea6"/>
    </style:style>
    <style:style style:name="T14" style:family="text">
      <style:text-properties officeooo:rsid="0039626f"/>
    </style:style>
    <style:style style:name="T15" style:family="text">
      <style:text-properties officeooo:rsid="003ac4a9"/>
    </style:style>
    <style:style style:name="T16" style:family="text">
      <style:text-properties officeooo:rsid="003c0fa2"/>
    </style:style>
    <style:style style:name="T17" style:family="text">
      <style:text-properties officeooo:rsid="003e0ab3"/>
    </style:style>
    <style:style style:name="T18" style:family="text">
      <style:text-properties officeooo:rsid="003f4478"/>
    </style:style>
    <style:style style:name="T19" style:family="text">
      <style:text-properties officeooo:rsid="00408e7f"/>
    </style:style>
    <style:style style:name="T20" style:family="text">
      <style:text-properties officeooo:rsid="004720d1"/>
    </style:style>
    <style:style style:name="T21" style:family="text">
      <style:text-properties fo:font-style="normal" officeooo:rsid="004720d1" style:font-style-asian="normal" style:font-style-complex="normal"/>
    </style:style>
    <style:style style:name="T22" style:family="text">
      <style:text-properties fo:font-style="normal" officeooo:rsid="00491887" style:font-style-asian="normal" style:font-style-complex="normal"/>
    </style:style>
    <style:style style:name="T23" style:family="text">
      <style:text-properties fo:font-style="normal" officeooo:rsid="004ac71b" style:font-style-asian="normal" style:font-style-complex="normal"/>
    </style:style>
    <style:style style:name="T24" style:family="text">
      <style:text-properties fo:font-style="normal" officeooo:rsid="004bf8f0" style:font-style-asian="normal" style:font-style-complex="normal"/>
    </style:style>
    <style:style style:name="T25" style:family="text">
      <style:text-properties fo:font-style="normal" officeooo:rsid="004c9b90" style:font-style-asian="normal" style:font-style-complex="normal"/>
    </style:style>
    <style:style style:name="T26" style:family="text">
      <style:text-properties fo:font-style="normal" officeooo:rsid="004e4a9c" style:font-style-asian="normal" style:font-style-complex="normal"/>
    </style:style>
    <style:style style:name="T27" style:family="text">
      <style:text-properties fo:font-style="normal" officeooo:rsid="005091bd" style:font-style-asian="normal" style:font-style-complex="normal"/>
    </style:style>
    <style:style style:name="T28" style:family="text">
      <style:text-properties fo:font-style="normal" officeooo:rsid="0062d033" style:font-style-asian="normal" style:font-style-complex="normal"/>
    </style:style>
    <style:style style:name="T29" style:family="text">
      <style:text-properties fo:font-style="normal" fo:font-weight="bold" officeooo:rsid="00491887" style:font-style-asian="normal" style:font-weight-asian="bold" style:font-style-complex="normal" style:font-weight-complex="bold"/>
    </style:style>
    <style:style style:name="T30" style:family="text">
      <style:text-properties officeooo:rsid="004e4a9c"/>
    </style:style>
    <style:style style:name="T31" style:family="text">
      <style:text-properties officeooo:rsid="004ec43c"/>
    </style:style>
    <style:style style:name="T32" style:family="text">
      <style:text-properties officeooo:rsid="004f1661"/>
    </style:style>
    <style:style style:name="T33" style:family="text">
      <style:text-properties officeooo:rsid="005091bd"/>
    </style:style>
    <style:style style:name="T34" style:family="text">
      <style:text-properties officeooo:rsid="0051d3a7"/>
    </style:style>
    <style:style style:name="T35" style:family="text">
      <style:text-properties officeooo:rsid="00523996"/>
    </style:style>
    <style:style style:name="T36" style:family="text">
      <style:text-properties style:text-line-through-style="none" style:text-line-through-type="none"/>
    </style:style>
    <style:style style:name="T37" style:family="text">
      <style:text-properties style:text-line-through-style="none" style:text-line-through-type="none" officeooo:rsid="00525087"/>
    </style:style>
    <style:style style:name="T38" style:family="text">
      <style:text-properties style:text-line-through-style="none" style:text-line-through-type="none" officeooo:rsid="005b1515"/>
    </style:style>
    <style:style style:name="T39" style:family="text">
      <style:text-properties style:text-line-through-style="none" style:text-line-through-type="none" officeooo:rsid="005d0a5d"/>
    </style:style>
    <style:style style:name="T40" style:family="text">
      <style:text-properties style:text-line-through-style="none" style:text-line-through-type="none" officeooo:rsid="005d4915"/>
    </style:style>
    <style:style style:name="T41" style:family="text">
      <style:text-properties style:text-line-through-style="none" style:text-line-through-type="none" officeooo:rsid="005f2062"/>
    </style:style>
    <style:style style:name="T42" style:family="text">
      <style:text-properties style:text-line-through-style="none" style:text-line-through-type="none" officeooo:rsid="005f5982"/>
    </style:style>
    <style:style style:name="T43" style:family="text">
      <style:text-properties style:text-line-through-style="none" style:text-line-through-type="none" officeooo:rsid="007209aa"/>
    </style:style>
    <style:style style:name="T44" style:family="text">
      <style:text-properties style:text-line-through-style="none" style:text-line-through-type="none" officeooo:rsid="00c58344"/>
    </style:style>
    <style:style style:name="T45" style:family="text">
      <style:text-properties officeooo:rsid="005f7264"/>
    </style:style>
    <style:style style:name="T46" style:family="text">
      <style:text-properties officeooo:rsid="0068060d"/>
    </style:style>
    <style:style style:name="T47" style:family="text">
      <style:text-properties officeooo:rsid="006984a1"/>
    </style:style>
    <style:style style:name="T48" style:family="text">
      <style:text-properties officeooo:rsid="006c7be4"/>
    </style:style>
    <style:style style:name="T49" style:family="text">
      <style:text-properties officeooo:rsid="006d1313"/>
    </style:style>
    <style:style style:name="T50" style:family="text">
      <style:text-properties officeooo:rsid="006eca62"/>
    </style:style>
    <style:style style:name="T51" style:family="text">
      <style:text-properties officeooo:rsid="0071ea24"/>
    </style:style>
    <style:style style:name="T52" style:family="text">
      <style:text-properties officeooo:rsid="007209aa"/>
    </style:style>
    <style:style style:name="T53" style:family="text">
      <style:text-properties officeooo:rsid="0073c4f2"/>
    </style:style>
    <style:style style:name="T54" style:family="text">
      <style:text-properties officeooo:rsid="00741a87"/>
    </style:style>
    <style:style style:name="T55" style:family="text">
      <style:text-properties officeooo:rsid="00754fdc"/>
    </style:style>
    <style:style style:name="T56" style:family="text">
      <style:text-properties officeooo:rsid="0076e95e"/>
    </style:style>
    <style:style style:name="T57" style:family="text">
      <style:text-properties officeooo:rsid="00777394"/>
    </style:style>
    <style:style style:name="T58" style:family="text">
      <style:text-properties officeooo:rsid="007d1efd"/>
    </style:style>
    <style:style style:name="T59" style:family="text">
      <style:text-properties fo:language="fr" fo:country="FR"/>
    </style:style>
    <style:style style:name="T60" style:family="text">
      <style:text-properties fo:language="fr" fo:country="FR" fo:font-weight="bold" style:font-weight-asian="bold" style:font-weight-complex="bold"/>
    </style:style>
    <style:style style:name="T61" style:family="text">
      <style:text-properties fo:language="fr" fo:country="FR" officeooo:rsid="00c83099"/>
    </style:style>
    <style:style style:name="T62" style:family="text">
      <style:text-properties fo:language="fr" fo:country="FR" officeooo:rsid="00c9452c"/>
    </style:style>
    <style:style style:name="T63" style:family="text">
      <style:text-properties fo:language="fr" fo:country="FR" officeooo:rsid="00cb2da2"/>
    </style:style>
    <style:style style:name="T64" style:family="text">
      <style:text-properties fo:language="fr" fo:country="FR" officeooo:rsid="00cb8464"/>
    </style:style>
    <style:style style:name="T65" style:family="text">
      <style:text-properties fo:language="fr" fo:country="FR" officeooo:rsid="00cd6b6d"/>
    </style:style>
    <style:style style:name="T66" style:family="text">
      <style:text-properties fo:language="fr" fo:country="FR" fo:font-weight="normal" officeooo:rsid="00cd6b6d" style:font-weight-asian="normal" style:font-weight-complex="normal"/>
    </style:style>
    <style:style style:name="T67" style:family="text">
      <style:text-properties fo:language="fr" fo:country="FR" fo:font-weight="normal" officeooo:rsid="00cb8464" style:font-weight-asian="normal" style:font-weight-complex="normal"/>
    </style:style>
    <style:style style:name="T68" style:family="text">
      <style:text-properties fo:language="fr" fo:country="FR" officeooo:rsid="00cee6f2"/>
    </style:style>
    <style:style style:name="T69" style:family="text">
      <style:text-properties fo:language="fr" fo:country="FR" officeooo:rsid="00d39bac"/>
    </style:style>
    <style:style style:name="T70" style:family="text">
      <style:text-properties fo:language="fr" fo:country="FR" officeooo:rsid="011e8cff"/>
    </style:style>
    <style:style style:name="T71" style:family="text">
      <style:text-properties officeooo:rsid="00833e9c"/>
    </style:style>
    <style:style style:name="T72" style:family="text">
      <style:text-properties officeooo:rsid="00840072"/>
    </style:style>
    <style:style style:name="T73" style:family="text">
      <style:text-properties officeooo:rsid="008565b3"/>
    </style:style>
    <style:style style:name="T74" style:family="text">
      <style:text-properties officeooo:rsid="0086d65b"/>
    </style:style>
    <style:style style:name="T75" style:family="text">
      <style:text-properties officeooo:rsid="0087b8a9"/>
    </style:style>
    <style:style style:name="T76" style:family="text">
      <style:text-properties officeooo:rsid="008972f1"/>
    </style:style>
    <style:style style:name="T77" style:family="text">
      <style:text-properties officeooo:rsid="0089801c"/>
    </style:style>
    <style:style style:name="T78" style:family="text">
      <style:text-properties officeooo:rsid="009886ae"/>
    </style:style>
    <style:style style:name="T79" style:family="text">
      <style:text-properties officeooo:rsid="00997e7e"/>
    </style:style>
    <style:style style:name="T80" style:family="text">
      <style:text-properties officeooo:rsid="009a19a1"/>
    </style:style>
    <style:style style:name="T81" style:family="text">
      <style:text-properties officeooo:rsid="009b304c"/>
    </style:style>
    <style:style style:name="T82" style:family="text">
      <style:text-properties officeooo:rsid="00a0dbe6"/>
    </style:style>
    <style:style style:name="T83" style:family="text">
      <style:text-properties officeooo:rsid="00a2118b"/>
    </style:style>
    <style:style style:name="T84" style:family="text">
      <style:text-properties fo:font-weight="bold" style:font-weight-asian="bold" style:font-weight-complex="bold"/>
    </style:style>
    <style:style style:name="T85" style:family="text">
      <style:text-properties fo:font-weight="bold" officeooo:rsid="00b7e198" style:font-weight-asian="bold" style:font-weight-complex="bold"/>
    </style:style>
    <style:style style:name="T86" style:family="text">
      <style:text-properties fo:font-weight="bold" officeooo:rsid="00b8b9e0" style:font-weight-asian="bold" style:font-weight-complex="bold"/>
    </style:style>
    <style:style style:name="T87" style:family="text">
      <style:text-properties fo:font-weight="bold" officeooo:rsid="00bae3f3" style:font-weight-asian="bold" style:font-weight-complex="bold"/>
    </style:style>
    <style:style style:name="T88" style:family="text">
      <style:text-properties fo:font-weight="bold" officeooo:rsid="00be711a" style:font-weight-asian="bold" style:font-weight-complex="bold"/>
    </style:style>
    <style:style style:name="T89" style:family="text">
      <style:text-properties fo:font-weight="bold" officeooo:rsid="00e1562c" style:font-weight-asian="bold" style:font-weight-complex="bold"/>
    </style:style>
    <style:style style:name="T90" style:family="text">
      <style:text-properties fo:font-weight="bold" officeooo:rsid="00e2129e" style:font-weight-asian="bold" style:font-weight-complex="bold"/>
    </style:style>
    <style:style style:name="T91" style:family="text">
      <style:text-properties fo:font-weight="bold" officeooo:rsid="00e2b726" style:font-weight-asian="bold" style:font-weight-complex="bold"/>
    </style:style>
    <style:style style:name="T92" style:family="text">
      <style:text-properties fo:font-weight="bold" officeooo:rsid="00e72fe6" style:font-weight-asian="bold" style:font-weight-complex="bold"/>
    </style:style>
    <style:style style:name="T93" style:family="text">
      <style:text-properties fo:font-weight="bold" officeooo:rsid="00ed9353" style:font-weight-asian="bold" style:font-weight-complex="bold"/>
    </style:style>
    <style:style style:name="T94" style:family="text">
      <style:text-properties fo:font-weight="bold" officeooo:rsid="010565d4" style:font-weight-asian="bold" style:font-weight-complex="bold"/>
    </style:style>
    <style:style style:name="T95" style:family="text">
      <style:text-properties fo:font-weight="bold" officeooo:rsid="01046c8e" style:font-weight-asian="bold" style:font-weight-complex="bold"/>
    </style:style>
    <style:style style:name="T96" style:family="text">
      <style:text-properties fo:font-weight="bold" officeooo:rsid="01098b90" style:font-weight-asian="bold" style:font-weight-complex="bold"/>
    </style:style>
    <style:style style:name="T97" style:family="text">
      <style:text-properties fo:font-weight="bold" officeooo:rsid="010f76a9"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e2129e" style:font-weight-asian="normal" style:font-weight-complex="normal"/>
    </style:style>
    <style:style style:name="T100" style:family="text">
      <style:text-properties fo:font-weight="normal" officeooo:rsid="00e2b726" style:font-weight-asian="normal" style:font-weight-complex="normal"/>
    </style:style>
    <style:style style:name="T101" style:family="text">
      <style:text-properties fo:font-weight="normal" officeooo:rsid="00e3ca2b" style:font-weight-asian="normal" style:font-weight-complex="normal"/>
    </style:style>
    <style:style style:name="T102" style:family="text">
      <style:text-properties fo:font-weight="normal" officeooo:rsid="00e72fe6" style:font-weight-asian="normal" style:font-weight-complex="normal"/>
    </style:style>
    <style:style style:name="T103" style:family="text">
      <style:text-properties fo:font-weight="normal" officeooo:rsid="00e8967c" style:font-weight-asian="normal" style:font-weight-complex="normal"/>
    </style:style>
    <style:style style:name="T104" style:family="text">
      <style:text-properties fo:font-weight="normal" officeooo:rsid="00ea5af8" style:font-weight-asian="normal" style:font-weight-complex="normal"/>
    </style:style>
    <style:style style:name="T105" style:family="text">
      <style:text-properties fo:font-weight="normal" officeooo:rsid="00eaf8ad" style:font-weight-asian="normal" style:font-weight-complex="normal"/>
    </style:style>
    <style:style style:name="T106" style:family="text">
      <style:text-properties fo:font-weight="normal" officeooo:rsid="01098b90" style:font-weight-asian="normal" style:font-weight-complex="normal"/>
    </style:style>
    <style:style style:name="T107" style:family="text">
      <style:text-properties fo:font-weight="normal" officeooo:rsid="010bb876" style:font-weight-asian="normal" style:font-weight-complex="normal"/>
    </style:style>
    <style:style style:name="T108" style:family="text">
      <style:text-properties officeooo:rsid="00a44ac2"/>
    </style:style>
    <style:style style:name="T109" style:family="text">
      <style:text-properties officeooo:rsid="00a57cbb"/>
    </style:style>
    <style:style style:name="T110" style:family="text">
      <style:text-properties officeooo:rsid="00a62f66"/>
    </style:style>
    <style:style style:name="T111" style:family="text">
      <style:text-properties officeooo:rsid="00a8be1e"/>
    </style:style>
    <style:style style:name="T112" style:family="text">
      <style:text-properties officeooo:rsid="00aa6a78"/>
    </style:style>
    <style:style style:name="T113" style:family="text">
      <style:text-properties officeooo:rsid="00b1e88c"/>
    </style:style>
    <style:style style:name="T114" style:family="text">
      <style:text-properties officeooo:rsid="00b274d3"/>
    </style:style>
    <style:style style:name="T115" style:family="text">
      <style:text-properties officeooo:rsid="00b4d61e"/>
    </style:style>
    <style:style style:name="T116" style:family="text">
      <style:text-properties officeooo:rsid="00b5d214"/>
    </style:style>
    <style:style style:name="T117" style:family="text">
      <style:text-properties officeooo:rsid="00b8b9e0"/>
    </style:style>
    <style:style style:name="T118" style:family="text">
      <style:text-properties officeooo:rsid="00bae3f3"/>
    </style:style>
    <style:style style:name="T119" style:family="text">
      <style:text-properties officeooo:rsid="00bbeab5"/>
    </style:style>
    <style:style style:name="T120" style:family="text">
      <style:text-properties officeooo:rsid="00bca0c3"/>
    </style:style>
    <style:style style:name="T121" style:family="text">
      <style:text-properties officeooo:rsid="00be711a"/>
    </style:style>
    <style:style style:name="T122" style:family="text">
      <style:text-properties officeooo:rsid="00bf7738"/>
    </style:style>
    <style:style style:name="T123" style:family="text">
      <style:text-properties officeooo:rsid="00bfce64"/>
    </style:style>
    <style:style style:name="T124" style:family="text">
      <style:text-properties officeooo:rsid="00c0bb1d"/>
    </style:style>
    <style:style style:name="T125" style:family="text">
      <style:text-properties officeooo:rsid="00c2296a"/>
    </style:style>
    <style:style style:name="T126" style:family="text">
      <style:text-properties officeooo:rsid="00c30161"/>
    </style:style>
    <style:style style:name="T127" style:family="text">
      <style:text-properties officeooo:rsid="00c3e6fc"/>
    </style:style>
    <style:style style:name="T128" style:family="text">
      <style:text-properties officeooo:rsid="00c4e7fe"/>
    </style:style>
    <style:style style:name="T129" style:family="text">
      <style:text-properties officeooo:rsid="00c58344"/>
    </style:style>
    <style:style style:name="T130" style:family="text">
      <style:text-properties officeooo:rsid="00c6bc11"/>
    </style:style>
    <style:style style:name="T131" style:family="text">
      <style:text-properties officeooo:rsid="00c7414e"/>
    </style:style>
    <style:style style:name="T132" style:family="text">
      <style:text-properties officeooo:rsid="00c83099"/>
    </style:style>
    <style:style style:name="T133" style:family="text">
      <style:text-properties officeooo:rsid="00cb8464"/>
    </style:style>
    <style:style style:name="T134" style:family="text">
      <style:text-properties officeooo:rsid="00cfd437"/>
    </style:style>
    <style:style style:name="T135" style:family="text">
      <style:text-properties officeooo:rsid="00d16439"/>
    </style:style>
    <style:style style:name="T136" style:family="text">
      <style:text-properties officeooo:rsid="00d23953"/>
    </style:style>
    <style:style style:name="T137" style:family="text">
      <style:text-properties officeooo:rsid="00d39bac"/>
    </style:style>
    <style:style style:name="T138" style:family="text">
      <style:text-properties officeooo:rsid="00d5387c"/>
    </style:style>
    <style:style style:name="T139" style:family="text">
      <style:text-properties officeooo:rsid="00d569de"/>
    </style:style>
    <style:style style:name="T140" style:family="text">
      <style:text-properties officeooo:rsid="00d682cb"/>
    </style:style>
    <style:style style:name="T141" style:family="text">
      <style:text-properties officeooo:rsid="00d6d248"/>
    </style:style>
    <style:style style:name="T142" style:family="text">
      <style:text-properties officeooo:rsid="00d87df8"/>
    </style:style>
    <style:style style:name="T143" style:family="text">
      <style:text-properties officeooo:rsid="00db6a38"/>
    </style:style>
    <style:style style:name="T144" style:family="text">
      <style:text-properties officeooo:rsid="00dc8b97"/>
    </style:style>
    <style:style style:name="T145" style:family="text">
      <style:text-properties officeooo:rsid="00de6615"/>
    </style:style>
    <style:style style:name="T146" style:family="text">
      <style:text-properties officeooo:rsid="00e03ec0"/>
    </style:style>
    <style:style style:name="T147" style:family="text">
      <style:text-properties officeooo:rsid="00e1562c"/>
    </style:style>
    <style:style style:name="T148" style:family="text">
      <style:text-properties officeooo:rsid="00e2129e"/>
    </style:style>
    <style:style style:name="T149" style:family="text">
      <style:text-properties officeooo:rsid="00ec419c"/>
    </style:style>
    <style:style style:name="T150" style:family="text">
      <style:text-properties officeooo:rsid="00ed9353"/>
    </style:style>
    <style:style style:name="T151" style:family="text">
      <style:text-properties officeooo:rsid="00edbf92"/>
    </style:style>
    <style:style style:name="T152" style:family="text">
      <style:text-properties officeooo:rsid="00eeba94"/>
    </style:style>
    <style:style style:name="T153" style:family="text">
      <style:text-properties officeooo:rsid="00efddbd"/>
    </style:style>
    <style:style style:name="T154" style:family="text">
      <style:text-properties officeooo:rsid="00f170ee"/>
    </style:style>
    <style:style style:name="T155" style:family="text">
      <style:text-properties officeooo:rsid="00f2c069"/>
    </style:style>
    <style:style style:name="T156" style:family="text">
      <style:text-properties officeooo:rsid="00f944f5"/>
    </style:style>
    <style:style style:name="T157" style:family="text">
      <style:text-properties officeooo:rsid="00f97bbd"/>
    </style:style>
    <style:style style:name="T158" style:family="text">
      <style:text-properties officeooo:rsid="00fa7154"/>
    </style:style>
    <style:style style:name="T159" style:family="text">
      <style:text-properties officeooo:rsid="00faa897"/>
    </style:style>
    <style:style style:name="T160" style:family="text">
      <style:text-properties officeooo:rsid="00fafc25"/>
    </style:style>
    <style:style style:name="T161" style:family="text">
      <style:text-properties officeooo:rsid="00ffcbbd"/>
    </style:style>
    <style:style style:name="T162" style:family="text">
      <style:text-properties officeooo:rsid="0100885e"/>
    </style:style>
    <style:style style:name="T163" style:family="text">
      <style:text-properties officeooo:rsid="0101717e"/>
    </style:style>
    <style:style style:name="T164" style:family="text">
      <style:text-properties officeooo:rsid="0104b836"/>
    </style:style>
    <style:style style:name="T165" style:family="text">
      <style:text-properties officeooo:rsid="01101534"/>
    </style:style>
    <style:style style:name="T166" style:family="text">
      <style:text-properties officeooo:rsid="01134880"/>
    </style:style>
    <style:style style:name="T167" style:family="text">
      <style:text-properties officeooo:rsid="011870cd"/>
    </style:style>
    <style:style style:name="T168" style:family="text">
      <style:text-properties officeooo:rsid="0119c643"/>
    </style:style>
    <style:style style:name="T169" style:family="text">
      <style:text-properties officeooo:rsid="011f5c1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69">N</text:p>
          </table:table-cell>
          <table:table-cell table:style-name="Tableau1.A1" office:value-type="string">
            <text:p text:style-name="P1">Méthodes de résolution </text:p>
          </table:table-cell>
          <table:table-cell table:style-name="Tableau1.C1" office:value-type="string">
            <text:p text:style-name="P1">Articles </text:p>
          </table:table-cell>
        </table:table-row>
        <table:table-row>
          <table:table-cell table:style-name="Tableau1.A2" office:value-type="string">
            <text:p text:style-name="P69">1</text:p>
          </table:table-cell>
          <table:table-cell table:style-name="Tableau1.A2" office:value-type="string">
            <text:p text:style-name="P21">Très intéressant <text:span text:style-name="T129">(***)</text:span></text:p>
            <text:p text:style-name="P2">-Formulation MIP et résolution avec un solveur MIP,</text:p>
            <text:p text:style-name="P1">- Comparaison de l’utilisation de pla<text:span text:style-name="T51">nning </text:span>de maintenance cyclique et non cyclique </text:p>
            <text:p text:style-name="P1">- We give the first mixed integer linear programming (MILP) formulation for non-cyclic maintenance and the effect of production interruptions as a result of maintenance on the lot sizing problem. </text:p>
            <text:p text:style-name="P1">- <text:span text:style-name="T77">La revue de littérature parle de Schedulling avec maintenance aussi, </text:span></text:p>
            <text:p text:style-name="P1">- Trois type<text:span text:style-name="T53">s</text:span> de maintenance, préventive, conditionnelle et réactive</text:p>
            <text:p text:style-name="P1">- <text:span text:style-name="T1">La détorioration est vu comme une réduction de capacité </text:span><text:span text:style-name="T51">nomimale</text:span><text:span text:style-name="T1"> de la machine,</text:span></text:p>
            <text:p text:style-name="P1">- Diminution<text:span text:style-name="T76"> de la capacité à chaque période avec un facteur de décroissance, elle est aussi fonction de la quantité de produits fabriqués</text:span></text:p>
            <text:p text:style-name="P17">- <text:span text:style-name="T51">Ressemble bien à notre problème</text:span></text:p>
            <text:p text:style-name="P17">- <text:span text:style-name="T51">Utilise le solveur Xpress pour la résolution</text:span></text:p>
            <text:p text:style-name="P17">- <text:span text:style-name="T52">Instance : 2 produits, 10 périodes de production, les demandes pris aléatoirement entre 0 et 30</text:span></text:p>
            <text:p text:style-name="P17">- <text:span text:style-name="T51">En faisant varier k, à partir de k = 5 </text:span><text:span text:style-name="T52">pas de solution réalisable</text:span></text:p>
            <text:p text:style-name="P17">- <text:span text:style-name="T52">Plusieurs conclusions sont faite après les expériences sur le NCMP sur plusieurs cas (à voir dans l’article)</text:span></text:p>
            <text:p text:style-name="P18">- <text:span text:style-name="T117">Cet article est basé sur les travaux de Aghezzaf EH</text:span></text:p>
          </table:table-cell>
          <table:table-cell table:style-name="Tableau1.C2" office:value-type="string">
            <text:p text:style-name="P3">Solving integrated production and condition-based maintenance planning problems by MIP modeling</text:p>
            <text:p text:style-name="Table_20_Contents">Fahimeh Shamsaei1 • Mathieu Van Vyve2</text:p>
          </table:table-cell>
        </table:table-row>
        <table:table-row>
          <table:table-cell table:style-name="Tableau1.A2" office:value-type="string">
            <text:p text:style-name="P69">2</text:p>
          </table:table-cell>
          <table:table-cell table:style-name="Tableau1.A2" office:value-type="string">
            <text:p text:style-name="P21"><text:span text:style-name="T36">Très intéressant </text:span><text:span text:style-name="T44">(***)</text:span></text:p>
            <text:p text:style-name="P50"><text:span text:style-name="T36">La revue de littérature parle essentiellement des problème de planification de production ou ordonnancement avec des contraintes de disponibilité <text:s/>qui </text:span><text:span text:style-name="T43">s</text:span><text:span text:style-name="T36">ont des problème NP-hard (même si les périodes de maintenances sont connues à l’avance)</text:span></text:p>
            <text:p text:style-name="P50">- We show how this problem can be formulated and solved as a multi-item capacitated lot-sizing problem on a system that is periodically renewed and minimally repaired at failure</text:p>
            <text:p text:style-name="P39">- On suppose que le système de production a une capacité nominale connue notée Cmax et que chaque action de maintenance consomme un certain pourcentage de cette capacité.</text:p>
            <text:p text:style-name="P35"><text:span text:style-name="T37">- </text:span><text:span text:style-name="T39">Le but est de déterminer aussi k qui est le pas du</text:span><text:span text:style-name="T38"> cycle pour la maintenance préventive. </text:span><text:span text:style-name="T39">Donc le problème considère une maintenance préventive cyclique mais le modèle permet de déterminer le pas des maintenances </text:span><text:span text:style-name="T42">optimal</text:span></text:p>
            <text:p text:style-name="P35"><text:span text:style-name="T39">- </text:span><text:span text:style-name="T40">Propose un algorithme qui résout un MILP en fixant à chaque une valeur pour k (ce qui revient à un problème de </text:span><text:span text:style-name="T42">capacited </text:span><text:span text:style-name="T40">lot-sizing classique), ensuite on minimise la fonction objective en fonction de k.</text:span></text:p>
            <text:p text:style-name="P36"><text:soft-page-break/><text:span text:style-name="T40">- La complexité de l’algo présenté dépend de la complexité du </text:span><text:span text:style-name="T42">capacited </text:span><text:span text:style-name="T40">lot sizing.</text:span></text:p>
            <text:p text:style-name="P36"><text:span text:style-name="T40">- Petites instances, 8 périodes, 2 produits, très petites demandes </text:span><text:span text:style-name="T41">par périodes pour chaque période</text:span><text:span text:style-name="T40"> <text:s/></text:span></text:p>
          </table:table-cell>
          <table:table-cell table:style-name="Tableau1.C2" office:value-type="string">
            <text:p text:style-name="P37">Aghezzaf EH, Jamali MA, Ait-Kadi D (2007) </text:p>
            <text:p text:style-name="P37"><text:span text:style-name="T6">An integrated production and preventive maintenance planning model.</text:span> Eur J Oper Res 181(2):679–685</text:p>
          </table:table-cell>
        </table:table-row>
        <table:table-row>
          <table:table-cell table:style-name="Tableau1.A2" office:value-type="string">
            <text:p text:style-name="P69">3</text:p>
          </table:table-cell>
          <table:table-cell table:style-name="Tableau1.A2" office:value-type="string">
            <text:p text:style-name="P21">Très intéressant <text:span text:style-name="T129">(**)</text:span></text:p>
            <text:p text:style-name="Table_20_Contents">- In this paper, we propose a two-level hierarchical modeling framework.</text:p>
            <text:p text:style-name="Table_20_Contents">- First, we propose a systematic approach to the PM planning and scheduling problem in semiconductor manufacturing, i.e., the two-level hierarchical modeling framework, which is applicable to real situations in fabs. Second, we develop an MIP model for optimal PM scheduling in fabs.</text:p>
            <text:p text:style-name="P82">- A good PM plan can increase equipment availability by trading off between “planned” unproductive downtime (due to PM) and the risk of much costlier “unplanned” downtime (due</text:p>
            <text:p text:style-name="Table_20_Contents">to equipment failure), which can cause major disruptions in the manufacturing process.</text:p>
            <text:p text:style-name="Table_20_Contents">- <text:span text:style-name="T45">Dans un contexte de fabrication de semi conducteur</text:span></text:p>
            <text:p text:style-name="Table_20_Contents">- Les outils de cluster sont des machines hautement intégrées capables d'effectuer une séquence de processus de fabrication de semi­conducteurs.</text:p>
            <text:p text:style-name="Table_20_Contents">- <text:span text:style-name="T46">Pour les outils de cluster </text:span><text:s/><text:span text:style-name="T46">les <text:s/>MP </text:span>peuvent être classés en deux types : basés sur le calendrier considèrent explicitement les états "de fonctionnement" du système et " techniques » et basés sur les opérations</text:p>
            <text:p text:style-name="Table_20_Contents">- <text:span text:style-name="T47">W</text:span>e assume all PM tasks are calendar-based.</text:p>
            <text:p text:style-name="Table_20_Contents">- <text:span text:style-name="T47">Problème vraiment spécifique au domaine des semi-conducteurs</text:span></text:p>
            <text:p text:style-name="Table_20_Contents">- <text:span text:style-name="T48">Fenêtre de temps pour les PM, un profit pour la disponibilité d’un outil</text:span></text:p>
            <text:p text:style-name="Table_20_Contents">- <text:span text:style-name="T48">Ils raisonnent avec la disponibilité des outils dans la fabrication et pas de la quantité de production d’articles </text:span></text:p>
            <text:p text:style-name="Table_20_Contents">- <text:span text:style-name="T49">11 outils de cluster, </text:span><text:span text:style-name="T50">11 tâche de PM</text:span></text:p>
            <text:p text:style-name="Table_20_Contents">- 686 decision variables and 698 constraints. It takes about 2 min to find a solution using IBM OSL solver on an IBM RS6000 39H workstation.)</text:p>
          </table:table-cell>
          <table:table-cell table:style-name="Tableau1.C2" office:value-type="string">
            <text:p text:style-name="P38">Yao X, Fernandez EG, Fu MC, Marcus SI (2004) </text:p>
            <text:p text:style-name="P38"><text:span text:style-name="T6">Optimal preventive maintenance scheduling in semiconductor manufacturing.</text:span> IEEE Trans Semicond Manuf 17(3):345–356</text:p>
          </table:table-cell>
        </table:table-row>
        <table:table-row>
          <table:table-cell table:style-name="Tableau1.A2" office:value-type="string">
            <text:p text:style-name="P69">4</text:p>
          </table:table-cell>
          <table:table-cell table:style-name="Tableau1.A2" office:value-type="string">
            <text:p text:style-name="P21">Très intéressant <text:span text:style-name="T129">(***)</text:span></text:p>
            <text:p text:style-name="P4">Relaxation Lagrangienne et méthode de décomposition </text:p>
            <text:p text:style-name="P4">- This paper discusses the issue of integrating production planning and preventive maintenance in manufacturing production systems</text:p>
            <text:p text:style-name="P4">- <text:span text:style-name="T98">Le programme mathématique proposé ici modélise le problème de la détermination des plans de production intégrés optimaux et de maintenance préventive cyclique dans un système</text:span><text:span text:style-name="T84"> de production multi­lignes.</text:span></text:p>
            <text:p text:style-name="P4">- Dans la section 2, un modèle de programmation mathématique pour le problème intégré de <text:soft-page-break/>production et de maintenance dans les systèmes de</text:p>
            <text:p text:style-name="P4">production mettant en œuvre des politiques de maintenance préventive cyclique est proposé.</text:p>
            <text:p text:style-name="P4">- <text:span text:style-name="T78">Maintenance préventive ou corrective consomme de la capacité</text:span></text:p>
            <text:p text:style-name="P4">- ... que toute action de maintenance est terminée dans la période où elle a commencé.</text:p>
            <text:p text:style-name="P4">- <text:span text:style-name="T79">Plusieurs lignes de production, i.e plusieurs machines </text:span></text:p>
            <text:p text:style-name="P4">- <text:span text:style-name="T80">Maintenance <text:s/>au debut d’une période, plus de détails dans le document avec les parties soulignées </text:span></text:p>
            <text:p text:style-name="P4">- <text:span text:style-name="T81">Résolution en deux étapes, sélection du cycle de maintenance puis résolution du lot sizing</text:span></text:p>
            <text:p text:style-name="P4">- Le nombre de combinaisons possibles des tailles de cycle de maintenance préventive est exponentiel d'ordre</text:p>
            <text:p text:style-name="P4">- <text:span text:style-name="T82">La complexité de l’algo dépend de la complexité de la méthode utilisée pour la résolution du lot sizing</text:span></text:p>
            <text:p text:style-name="P5">- <text:span text:style-name="T83">En relachant une contrainte le problème peut être décomposé en plusiieurs sous problème, </text:span></text:p>
            <text:p text:style-name="P5"><text:span text:style-name="T83">- Les premiers sous­problèmes consistent à planifier la production et la maintenance préventive cyclique sur chaque ligne de production</text:span> pour un vecteur de demande donné, <text:s/></text:p>
            <text:p text:style-name="P5">- Le dernier sous­problème est un programme linéaire simple, qui affecte les demandes à produire aux lignes de production dans le but de minimiser les coûts marginaux de production de chaque ligne de production.</text:p>
            <text:p text:style-name="P5">- <text:span text:style-name="T108">L’astuce, ajout d’une variable supplémentaire pour permettre de splitter le problème</text:span></text:p>
            <text:p text:style-name="P5">- <text:span text:style-name="T110">Proposition d’un algo basé sur le lagrangien et la décompositio</text:span><text:span text:style-name="T111">n </text:span></text:p>
            <text:p text:style-name="P5">- <text:span text:style-name="T109">Instances : <text:s/>deux lignes de productions avec des capacités de 15 et 2 articles à produire, de très petites demandes</text:span></text:p>
            <text:p text:style-name="P5">- To get the optimal solution of this problem 64 pure production planning problems are solved with a linear mixed integer solver.</text:p>
            <text:p text:style-name="P5">- <text:span text:style-name="T111">L</text:span>et zjst be a binary decision variable set to 1 if the preventive maintenance cycle on line j covering period t has started at period s, and 0 otherwise.</text:p>
            <text:p text:style-name="P5">- <text:span text:style-name="T112">grandes instances : 4 lignes, 25 produits, 24 périodes </text:span></text:p>
          </table:table-cell>
          <table:table-cell table:style-name="Tableau1.C2" office:value-type="string">
            <text:p text:style-name="Table_20_Contents">Aghezzaf EH, Najid N (2008) Integrated production planning and preventive maintenance in deteriorating production systems. Inf Sci 178(17):3382–3392</text:p>
          </table:table-cell>
        </table:table-row>
        <table:table-row>
          <table:table-cell table:style-name="Tableau1.A2" office:value-type="string">
            <text:p text:style-name="P69">5</text:p>
          </table:table-cell>
          <table:table-cell table:style-name="Tableau1.A2" office:value-type="string">
            <text:p text:style-name="P22">Très intéressant <text:span text:style-name="T129">(***)</text:span></text:p>
            <text:p text:style-name="Table_20_Contents">The problem is solved by enumerating all possible maintenance schedules in which the number of possibilities increases exponentially <text:span text:style-name="T133">(CIRRELT)</text:span></text:p>
            <text:p text:style-name="Table_20_Contents">- <text:span text:style-name="T132">Lot sizing avec maintenance, </text:span><text:span text:style-name="T134">parle de backorder (commande en souffrance)</text:span></text:p>
            <text:p text:style-name="Table_20_Contents">- Cet article traite du problème de l'intégration de la maintenance préventive non cyclique et de la planification tactique de la production pour une seule machine.</text:p>
            <text:p text:style-name="Table_20_Contents">- <text:span text:style-name="T131">M’inspirer d’eux pour la rédaction </text:span></text:p>
            <text:p text:style-name="Table_20_Contents"><text:soft-page-break/>- <text:span text:style-name="T60">Le modèle développé dans cet article est différent, et une méthode est proposée pour évaluer la réduction de capacité, les temps et les coûts de MP et de réparation minimale et la capacité moyenne du système de production à chaque période.</text:span></text:p>
            <text:p text:style-name="P54"><text:span text:style-name="T59">- </text:span><text:span text:style-name="T61">Considère les MR(minimal repair) et les PM (preventive maintenance)</text:span></text:p>
            <text:p text:style-name="P54"><text:span text:style-name="T61">-</text:span><text:span text:style-name="T62">Notion d’âge de la machine </text:span></text:p>
            <text:p text:style-name="P54"><text:span text:style-name="T62">- </text:span><text:span text:style-name="T63">Modèle I</text:span><text:span text:style-name="T70">L</text:span><text:span text:style-name="T63">P</text:span></text:p>
            <text:p text:style-name="P54"><text:span text:style-name="T68">- </text:span><text:span text:style-name="T69">La maintenance corrective est représenté avec un taux de défaillance de la machine et le tout calculé avec une intégrale</text:span></text:p>
            <text:p text:style-name="P54"><text:span text:style-name="T63">- Énumère toutes les possibilité</text:span><text:span text:style-name="T64">s </text:span><text:span text:style-name="T63">de PM et procède à une résolution de CLSP classique </text:span><text:span text:style-name="T64">a</text:span><text:span text:style-name="T63">vec un solveur ILP, the maximum number of combinations z, as well as the number of LIP problems to solve is N = 2^{T-1}.</text:span></text:p>
            <text:p text:style-name="P57"><text:span text:style-name="T63">D</text:span><text:span text:style-name="T59">onc propose un algorithme qui pour chaque combinaison de PM, résout un problème CLSP, l’algo s’arrête quand tout l’espace de PM est exploré</text:span></text:p>
            <text:p text:style-name="P48">- Instances, 8 période, 2 produits,</text:p>
            <text:p text:style-name="P73"><text:span text:style-name="T67">- </text:span><text:span text:style-name="T66">Résultats : L'intégration de la planification de la maintenance et de la production peut réduire le coût total de maintenance et de production ; La suppression de la contrainte de périodicité est directement affectée par la fluctuation de la demande et peut également réduire le coût total de</text:span></text:p>
            <text:p text:style-name="P49">maintenance et de production.</text:p>
            <text:p text:style-name="P49">- La variation de la demande affecte à la fois la planification de la production et de la</text:p>
            <text:p text:style-name="P49">maintenance et l'intégration des activités de maintenance et de planification de la production peut obtenir une meilleure offre afin de réduire le coût total les coûts d'entretien et de production.</text:p>
            <text:p text:style-name="P57"><text:span text:style-name="T65">- </text:span><text:span text:style-name="T68">Donnes des avantages de la prise en compte de la <text:s/>maintenance non cyclique </text:span></text:p>
          </table:table-cell>
          <table:table-cell table:style-name="Tableau1.C2" office:value-type="string">
            <text:p text:style-name="Table_20_Contents">Fit<text:span text:style-name="T130">o</text:span>uhi MC, Nourelfath M (2012) Integrating noncyclical preventive maintenance scheduling and production planning for a single machine. Int J Prod Econ 136(2):344–351</text:p>
          </table:table-cell>
        </table:table-row>
        <table:table-row>
          <table:table-cell table:style-name="Tableau1.A2" office:value-type="string">
            <text:p text:style-name="P69">6</text:p>
          </table:table-cell>
          <table:table-cell table:style-name="Tableau1.A2" office:value-type="string">
            <text:p text:style-name="P4">Programmation mathématique </text:p>
            <text:p text:style-name="P4">- Cet article s'intéresse à la détermination conjointe de la quantité de production économique et des calendriers de maintenance préventive (PM) sous l'hypothèse réaliste que l'installation de production est sujette à des défaillances aléatoires et que la maintenance est imparfaite.</text:p>
            <text:p text:style-name="P4">- <text:span text:style-name="T113">Propose un algorithme pour la résolution </text:span></text:p>
            <text:p text:style-name="P4">- <text:span text:style-name="T114">Modèle avec des intégrales</text:span></text:p>
            <text:p text:style-name="P4">- <text:span text:style-name="T115">Parmi les hypothèses, les temps de maintenances sont négligeables</text:span></text:p>
            <text:p text:style-name="P4">- <text:span text:style-name="T115">Ils se sont amusé à faire des preuves …</text:span></text:p>
            <text:p text:style-name="P4">- Dans cet article, le problème de <text:span text:style-name="T84">contrôle optimal</text:span> d'un modèle conjoint productio<text:span text:style-name="T116">n m</text:span>aintenance a été abordé. <text:span text:style-name="T116">Finalement pas très intéressant pour moi,</text:span></text:p>
          </table:table-cell>
          <table:table-cell table:style-name="Tableau1.C2" office:value-type="string">
            <text:p text:style-name="Table_20_Contents">El Ferik S (2008) Economic Production lot-sizing for an unreliable machine under imperfect age-based maintenance policy. Eur J Oper Res 186(1):150–163</text:p>
          </table:table-cell>
        </table:table-row>
        <table:table-row>
          <table:table-cell table:style-name="Tableau1.A2" office:value-type="string">
            <text:p text:style-name="P69">7</text:p>
          </table:table-cell>
          <table:table-cell table:style-name="Tableau1.A2" office:value-type="string">
            <text:p text:style-name="P24">Très intéressant <text:span text:style-name="T129">(***)</text:span></text:p>
            <text:p text:style-name="P4"><text:soft-page-break/>Programmation mathématique <text:span text:style-name="T135">(Très bon document avec des arguments)</text:span></text:p>
            <text:p text:style-name="P7">MILP</text:p>
            <text:p text:style-name="P7">- <text:span text:style-name="T134">U</text:span>n modèle est développé pour planifier simultanément la maintenance préventive et la</text:p>
            <text:p text:style-name="P7">production dans un environnement d'industrie de transformation</text:p>
            <text:p text:style-name="P7">- Capacité considéré comme des heures </text:p>
            <text:p text:style-name="P7">- Le modèle développé dans cet article montrera qu'un bon plan de maintenance, intégré au plan de production, peut entraîner des économies considérables.</text:p>
            <text:p text:style-name="P7">- <text:span text:style-name="T136">Évoque différent aspect de la planification des maintenances (système de maintenance basée sur les conditions)</text:span></text:p>
            <text:p text:style-name="P7">- <text:span text:style-name="T136">L</text:span>e modèle traite de la planification des travaux de production et des travaux de maintenance</text:p>
            <text:p text:style-name="P7">préventive sur plusieurs lignes de production. Les coûts de production ne sont pas pris en compte, car ils ne sont pas pertinents pour la fonction objectif.</text:p>
            <text:p text:style-name="P10">- <text:span text:style-name="T136">Énonce quelques hypothèses par exemple, l’équipement est comme neuf après une maintenance, les coûts de panne attendus augmentent strictement avec le temps écoulé depuis la dernière réparation, la demande est déterministe, <text:s/>…</text:span></text:p>
            <text:p text:style-name="P11">- <text:span text:style-name="T137">Model : définit des variable</text:span><text:span text:style-name="T169">s</text:span><text:span text:style-name="T137"> un peu bizarre (1 if product i is produced on line j in period t but not in period t-1 and 0 otherwise), </text:span><text:span text:style-name="T138">plusieurs variable sont définis ainsi </text:span></text:p>
            <text:p text:style-name="P11">- <text:span text:style-name="T138">Un modèle avec des expressions non linéaires qui sont ensuite linéarisé,</text:span></text:p>
            <text:p text:style-name="P11">- <text:span text:style-name="T139">Seulement deux variables sont implicitement imposer comme étant binaire dans le modèle, les autres sont entre 0 et 1, avec les contraintes elles prennent les valeurs binaires</text:span></text:p>
            <text:p text:style-name="P11">- Phase de validation du <text:span text:style-name="T140">mod</text:span>èle : 5 produits, 2 <text:span text:style-name="T140">l</text:span>ignes de productions, 10 périodes, <text:span text:style-name="T140">résolution avec du progiciel d'optimisation OMP (Beyers &amp; Partners (1993)), </text:span></text:p>
            <text:p text:style-name="P12">- <text:span text:style-name="T141">3 scenarios (par exemple augmentation du coût d’installation du premier produit, diminution de capacité de la ligne 2), les 3 scénarios ont validé le modèle</text:span></text:p>
            <text:p text:style-name="P12">- <text:span text:style-name="T141">Article vieux, du coup pas une grande puissance </text:span><text:span text:style-name="T142">des machines, 24 heures de calcul pour trouver une solution optimal, ils proposent alors une méthode de branchement qui accélère l’exploration,</text:span></text:p>
            <text:p text:style-name="P12">- Heureusement, dans l'industrie chimique, il n'y a presque jamais besoin d'un horizon de planification de plus de 20 périodes, sauf peut­être dans la branche pharmaceutique, où des intervalles de temps plus petits pourraient être utiles en raison des lots plus petits et de la plus grande variété de produits.</text:p>
            <text:p text:style-name="P12"/>
          </table:table-cell>
          <table:table-cell table:style-name="Tableau1.C2" office:value-type="string">
            <text:p text:style-name="Table_20_Contents">Ashayeri J, Teelen A, Selen W (1996) A <text:soft-page-break/>production and maintenance planning model for the process industry. Int J Prod Res 34(12):3311–3326</text:p>
          </table:table-cell>
        </table:table-row>
        <table:table-row>
          <table:table-cell table:style-name="Tableau1.A2" office:value-type="string">
            <text:p text:style-name="P69">8</text:p>
          </table:table-cell>
          <table:table-cell table:style-name="Tableau1.A2" office:value-type="string">
            <text:p text:style-name="P4">Programmation mathématique (à lire)</text:p>
            <text:p text:style-name="P51">Pas télécharger</text:p>
          </table:table-cell>
          <table:table-cell table:style-name="Tableau1.C2" office:value-type="string">
            <text:p text:style-name="Table_20_Contents">Lee HL, Rosenblatt MJ (1989) A production and maintenance planning model with restoration cost dependent on detection delay. IIE Trans <text:soft-page-break/>21(4):368–375</text:p>
          </table:table-cell>
        </table:table-row>
        <table:table-row>
          <table:table-cell table:style-name="Tableau1.A2" office:value-type="string">
            <text:p text:style-name="P69">9</text:p>
          </table:table-cell>
          <table:table-cell table:style-name="Tableau1.A2" office:value-type="string">
            <text:p text:style-name="P23">Très intéressant <text:span text:style-name="T129">(***)</text:span></text:p>
            <text:p text:style-name="P4">Programmation mathématique </text:p>
            <text:p text:style-name="P7">Multi machine avec des processus de décision de Markov</text:p>
            <text:p text:style-name="P7">- Dans cet article, nous abordons le problème de la planification intégrée de la maintenance</text:p>
            <text:p text:style-name="P7">et de la production dans un système de production multi-<text:span text:style-name="T143">m</text:span>achines qui se détériore sur plusieurs périodes.</text:p>
            <text:p text:style-name="P7">- <text:span text:style-name="T148">La détérioration des machines est modéliser avec des états d’un processus Markovien avec une matrice d’État,</text:span></text:p>
            <text:p text:style-name="P7">- Nous formulons ensuite un modèle de programmation en nombres entiers pour trouver le calendrier de maintenance et de production à chaque période.</text:p>
            <text:p text:style-name="P7">- Nous modélisons explicitement l'effet de la maintenance et de la détérioration de la machine, respectivement, sur les conditions de la machine et les délais de traitement des commandes des clients, et considérons la maintenance comme une décision à long terme.</text:p>
            <text:p text:style-name="P7">- Contrairement aux travaux de la littérature sur l'ordonnancement, nous adoptons un modèle riche de concepts de maintenance tels qu'ils ont été définis dans la communauté de la maintenance (Cho et Parlar 1991 ; Dekker, Wildeman et van der Duyn Schouten 1997 ; McCall 1965 ; Nicolai et Dekker 2008 ; Wang 2002).</text:p>
            <text:p text:style-name="P7">- <text:s/>Nous concevons deux modules différents pour résoudre le problème <text:span text:style-name="T144">(À voir dans le document)</text:span></text:p>
            <text:p text:style-name="P7">- Au fur et à mesure qu'une machine se détériore, sa cadence de production diminue.</text:p>
            <text:p text:style-name="P7">- <text:span text:style-name="T145">Quelques hypothèse sur la détérioration des machines :</text:span>Les conditions de la machine se détériorent suite à une production sans entretien. Le taux de production n'augmente pas lorsque la machine se détériore. Au fur et à mesure que la machine se détériore, le taux de transition vers des états plus mauvais augmente.</text:p>
            <text:p text:style-name="P7">- L<text:span text:style-name="T145">es demandes des clients sont aléatoires et sont indépendantes et identiquement distribué. Par contre la demande est connu au début de chaque période, une date d’échéance pour chaque demande de clients </text:span></text:p>
            <text:p text:style-name="P7">- <text:span text:style-name="T146">Propose d’abord un ILP, avec des variables binaires et entières</text:span></text:p>
            <text:p text:style-name="P13">- <text:span text:style-name="T89">L</text:span><text:span text:style-name="T84">a détérioration de chaque machine suit indépendamment une chaîne de Markov en temps continu et que la demande est également une variable aléatoire indépendante et identiquement distribuée, le problème d'optimisation ci-dessus est un modèle MDP </text:span><text:span text:style-name="T89">(Markov Décision Processus)</text:span><text:span text:style-name="T84"> contraint avec des espaces d'état et d'action dénombrables infinis.</text:span> </text:p>
            <text:p text:style-name="P13">- <text:span text:style-name="T84">Résoudre le modèle de la figure 2 en tant que MDP unique est donc insoluble sur le plan </text:span><text:soft-page-break/><text:span text:style-name="T84">informatique</text:span>. <text:span text:style-name="T89">Le problème est alors décomposé</text:span></text:p>
            <text:p text:style-name="P13">- Au début de chaque période, il y a deux décisions différentes : affecter la maintenance aux machines et programmer les tâches de maintenance et de production. <text:span text:style-name="T147">Le problème est décomposé en deux problème : </text:span><text:span text:style-name="T89">un problème de planification de la maintenance (MPP) et </text:span><text:span text:style-name="T147">un</text:span><text:span text:style-name="T89"> </text:span></text:p>
            <text:p text:style-name="P13"><text:span text:style-name="T89"><text:s/>problème d'ordonnancement </text:span><text:span text:style-name="T84">de la production (PSP).</text:span></text:p>
            <text:p text:style-name="P13"><text:span text:style-name="T84">- </text:span><text:span text:style-name="T99">Approche de décomposition à voir dans le document</text:span></text:p>
            <text:p text:style-name="P13"><text:span text:style-name="T99">- </text:span><text:span text:style-name="T90">Il existe un nombre limites de machine en maintenance à la fois, </text:span><text:span text:style-name="T91">cette contrainte n’est pas prise en compte dans le MPP</text:span></text:p>
            <text:p text:style-name="P13"><text:span text:style-name="T90">- </text:span><text:span text:style-name="T91">Il a été montré aue le PSP formulé nest NP-Complet</text:span></text:p>
            <text:p text:style-name="P14"><text:span text:style-name="T91">- </text:span><text:span text:style-name="T100">Deux approches sont proposées pour la résolution du problème décomposé </text:span><text:span text:style-name="T92">(</text:span><text:span text:style-name="T91">MDP-MIP et Myopic-EDD</text:span><text:span text:style-name="T102">)</text:span><text:span text:style-name="T100">, Dans la première approche, l'algorithme d'amélioration de la politique et le MIP sont utilisés pour résoudre le MPP et le PSP. Dans la deuxième approche, le MPP et le PSP sont tous les deux résolus de manière heuristique.</text:span></text:p>
            <text:p text:style-name="P60">- Dans l'approche heuristique de la résolution du MPP, l'idée est de retarder le plus longtemps possible les coûts de maintenance. En d'autres termes, le plan de maintenance est « run-to-failure » où la machine m n'est maintenue que si elle est dans l'état défaillant Nm et qu'il n'y a donc pas de production en début de période.</text:p>
            <text:p text:style-name="P60">- Nous présentons deux approches pour résoudre le PSP : un modèle MIP et une règle de répartition. Nous avons également développé un modèle de programmation par contraintes (CP) pour résoudre le PSP.</text:p>
            <text:p text:style-name="P60">- Cependant, puisque nos premières expérimentations ont montré que le modèle MIP</text:p>
            <text:p text:style-name="P60">surpasse CP en termes de temps d'exécution, nous n'avons pas poursuivi le modèle CP plus loin.</text:p>
            <text:p text:style-name="P13"><text:span text:style-name="T100">- </text:span><text:span text:style-name="T101">Le MIP est résolu avec CPLEX</text:span></text:p>
            <text:p text:style-name="P61">- Pour résoudre le PSP de manière heuristique, l'idée est d'éviter de payer le coût perdu à court terme. Nous utilisons la politique d'expédition Date d'échéance la plus proche (EDD) où les commandes des clients sont traitées dans l'ordre non décroissant de leurs dates d'échéance. La règle de répartition EDD minimise le retard maximal dans un problème de machine unique lorsque tous les travaux sont disponibles au temps zéro (Pinedo 2005).</text:p>
            <text:p text:style-name="P13"><text:span text:style-name="T101">- Les</text:span><text:span text:style-name="T102"> instances : le nombre de machines est fixé à {3, 4, 5} où chaque machine a cinq états, la demande de chaque période est générée à partir des distributions uniformes entières U[4, 6] et U[8, 12], cinq facteurs de détérioration différents sont considérés, numérotés de 1</text:span></text:p>
            <text:p text:style-name="P62">à 5. Deux instances pour chaque combinaison de paramètres sont générées, ce qui donne</text:p>
            <text:p text:style-name="P62">60 instances de problème. La durée de la période est fixée à 50 et à 100 dans les instances problématiques avec le nombre de commandes client générées de U[4, 6] et U[8, 12], <text:soft-page-break/>respectivement. Le nombre de périodes de temps, K, est choisi de sorte que ρK &gt; 10−4 où ρ est le facteur d'actualisation,</text:p>
            <text:p text:style-name="P62">- Les politiques heuristiques et la simulation sont implémentés en C++</text:p>
            <text:p text:style-name="P13"><text:span text:style-name="T102">- La formulation MIP du PSP dans l'approche MDP-</text:span><text:span text:style-name="T103">M</text:span><text:span text:style-name="T102">IP est résolue à l'aide de CPLEX 12.3. Dans l'approche MDP-MIP, le temps limite pour résoudre le problème dans chaque période est de 600 secondes.</text:span></text:p>
            <text:p text:style-name="P13"><text:span text:style-name="T102">- </text:span><text:span text:style-name="T103">Results :</text:span></text:p>
            <text:p text:style-name="P63">- La performance de l'approche MDP-MIP augmente à mesure que le facteur d'actualisation augmente pour tous les facteurs de détérioration sauf 5.</text:p>
            <text:p text:style-name="P63">- Au facteur de détérioration 5 lorsque les machines se détériorent très rapidement, MDP-MIP et Myopic-EDD prennent presque toujours les mêmes décisions de maintenance, c'est-à-dire la maintenance des machines en panne.</text:p>
            <text:p text:style-name="P13"><text:span text:style-name="T103">- </text:span><text:span text:style-name="T104">Au fur et </text:span><text:span text:style-name="T103">à mesure que le facteur de détérioration augmente, le coût de maintenance moyen par période et le coût de production perdu, respectivement, augmentent et diminuent pour l'approche MDP­MIP par rapport à l'approche Myopic-</text:span><text:span text:style-name="T105">E</text:span><text:span text:style-name="T103">DD.</text:span></text:p>
          </table:table-cell>
          <table:table-cell table:style-name="Tableau1.C2" office:value-type="string">
            <text:p text:style-name="Table_20_Contents">Aramon Bajestani M, Banjevic D, Beck C (2014) Integrated maintenance planning and production scheduling with Markovian deteriorating machine conditions. Int J Prod Res 52(24):7377–7400</text:p>
          </table:table-cell>
        </table:table-row>
        <table:table-row>
          <table:table-cell table:style-name="Tableau1.A2" office:value-type="string">
            <text:p text:style-name="P69">10</text:p>
          </table:table-cell>
          <table:table-cell table:style-name="Tableau1.A2" office:value-type="string">
            <text:p text:style-name="P21">Très intéressant <text:span text:style-name="T129">(***)</text:span></text:p>
            <text:p text:style-name="P6">- Relaxation Lagrangienne et méthode de décomposition </text:p>
            <text:p text:style-name="P6">- A three-stage heuristic including a Lagrangian based heuristic is proposed</text:p>
            <text:p text:style-name="P6">- A joint model for integrating run-based preventive maintenance (PM) into the capacitated lot sizing problem (CLSP) is proposed,</text:p>
            <text:p text:style-name="P6">- the computational results show that the heuristics can provide good feasible solutions for the corresponding models.</text:p>
            <text:p text:style-name="P6">- <text:s/><text:span text:style-name="T85">L’introduction est très intéressante </text:span></text:p>
            <text:p text:style-name="P56">- On suppose que le système de production est sujet à une détérioration avec l'utilisation, qui est mesurée par le temps d'exécution du système. Le système doit également être maintenu au-<text:span text:style-name="T117">d</text:span>essus d'un seuil de fiabilité minimum tout au long de l'horizon de planification, c'es<text:span text:style-name="T117">t-à-d</text:span>ire que les temps de fonctionnement cumulés au cours de chaque intervalle PM doivent être inférieurs à une valeur maximale.</text:p>
            <text:p text:style-name="P55">- <text:span text:style-name="T86">Parle de contraintes de fiabilité </text:span></text:p>
            <text:p text:style-name="P55">- <text:span text:style-name="T117">La revue de littérature parle aussi de problème d’ordonnancement, </text:span><text:span text:style-name="T118">beaucoup d’articles dans la revue à récupérer </text:span></text:p>
            <text:p text:style-name="P55">- <text:span text:style-name="T119">L</text:span>a relation entre la production et la maintenance est basée sur les contraintes de capacité et de fiabilité du système.</text:p>
            <text:p text:style-name="P55">- <text:span text:style-name="T119">Exactement les même considération que notre problème mais prend en compte le temps de </text:span><text:soft-page-break/><text:span text:style-name="T119">fabrication de chaque produit, le temps de maintenance et le temps écoulé depuis la dernière maintenance</text:span></text:p>
            <text:p text:style-name="P55">- <text:span text:style-name="T120">Similaire au système d’âge de la machine </text:span></text:p>
            <text:p text:style-name="P55">- <text:span text:style-name="T120">Distribution de Weibull utilisé aussi</text:span></text:p>
            <text:p text:style-name="P55">- <text:span text:style-name="T120">La capacité vu comme le temps non pas la quantité de production</text:span></text:p>
            <text:p text:style-name="P55">- <text:s/><text:span text:style-name="T121">Un modèle compréhensif </text:span></text:p>
            <text:p text:style-name="P55">- <text:span text:style-name="T121">Dans le modèle, l</text:span><text:span text:style-name="T88">es variables de lot et holding sont continues </text:span></text:p>
            <text:p text:style-name="P55">- <text:span text:style-name="T121">C</text:span>omparer les performances des politiques PM basées sur l'intervalle et basées sur</text:p>
            <text:p text:style-name="P55">l'exécution, <text:span text:style-name="T122">sur une instance de 12 périodes, 2 produits</text:span></text:p>
            <text:p text:style-name="P55">- <text:span text:style-name="T123">La politique basée sur le temps d,exécution est bien meilleure</text:span></text:p>
            <text:p text:style-name="P6">- Lors de la première étape, un plan de PM initial basé sur des intervalles est généré et ainsi les contraintes de fiabilité ou de temps d'exécution cumulés peuvent être supprimées du modèle conjoint. La deuxième étape résout principalement le CLSP indépendant par une heuristique basée sur le lagrangien, qui est une méthode d'optimisation de sous­gradient basée sur la relaxation lagrangienne des contraintes de capacité. À l'étape finale, un plan de PM basé sur l'exécution est déterminé en réinsérant séquentiellement les opérations de PM dans les périodes basées sur l'utilisation du système à partir de la deuxième étape,</text:p>
            <text:p text:style-name="P6">- Les<text:span text:style-name="T124"> étapes de l’algo sont très intéressantes </text:span></text:p>
            <text:p text:style-name="P6">- <text:span text:style-name="T124">Après la résolution du ULSP par la programmation dynamique , il y a des heures supplémentaires par période , donc ils proposent des procédures de lissage pour respecter les contraintes de capacités, La procédure de lissage consiste à déplacer les heures supp vers d’autres périodes (avant ou après)</text:span></text:p>
            <text:p text:style-name="P6">- <text:span text:style-name="T125">Expérience pour l’heuristique lagrangienne de résolution du CLSP et comparaison avec une borne de CPLEX s’il prends trop de temps pour la résolution,, Problem dimension is represented by </text:span>the number of items P <text:span text:style-name="T126">in</text:span> <text:span text:style-name="T126">(</text:span>10, 20<text:span text:style-name="T126">)</text:span> and the number of periods T <text:span text:style-name="T126">in</text:span> <text:span text:style-name="T126">(</text:span>12, 24, 48<text:span text:style-name="T126">)</text:span>. <text:span text:style-name="T129">Donc 6 instqnces étudié, </text:span><text:s/><text:span text:style-name="T127">Le gap est </text:span><text:span text:style-name="T129">calculé av</text:span><text:span text:style-name="T127">e</text:span><text:span text:style-name="T129">c la solution de CPLEX et</text:span> <text:span text:style-name="T127">l</text:span>es résultats obtenus <text:span text:style-name="T127">par la méthode de Lagrangienne</text:span> sont assez bons et robustes en termes d'écarts d'optimalité.</text:p>
            <text:p text:style-name="P6">- <text:span text:style-name="T128">L’expérience sur </text:span><text:span text:style-name="T127">l’heuristique en 3 étapes proposée </text:span><text:span text:style-name="T128">présente les gap avec la solution de obtenue par CPLEX, dans le cas où ce dernier ne donne pas de solution en 1800s, le gap est calculé avec la meilleure borne obtenue, Dans le pire des cas, le pire gap est de 2,75 et dans le meilleure des cas c’est de 0, le tout avec des instance sur différent capacité d’utilisation (0.75, 0.85, 0.95), Notons que 0.95 est plus difficile,</text:span></text:p>
          </table:table-cell>
          <table:table-cell table:style-name="Tableau1.C2" office:value-type="string">
            <text:p text:style-name="Table_20_Contents">Lu Z, Zhang Y, Han X (2013) Integrating run-based preventive maintenance into the capacitated lot sizing problem with reliability constraint. Int J Prod Res 51(5):1379–1391<text:span text:style-name="T87">Très intéressant </text:span></text:p>
          </table:table-cell>
        </table:table-row>
        <table:table-row>
          <table:table-cell table:style-name="Tableau1.A2" office:value-type="string">
            <text:p text:style-name="P69">11</text:p>
          </table:table-cell>
          <table:table-cell table:style-name="Tableau1.A2" office:value-type="string">
            <text:p text:style-name="P21">Très intéressant <text:span text:style-name="T129">(**)</text:span></text:p>
            <text:p text:style-name="P7">Algorithme génétique </text:p>
            <text:p text:style-name="P7"><text:soft-page-break/>- In this paper, we develop genetic algorithm heuristics to solve the integrated production scheduling and preventive maintenance planning problem for a single machine introduced in Cassady and Kutanoglu [8]</text:p>
            <text:p text:style-name="P8">- Par conséquent, le problème intégré a un total de (n!)2n solutions <text:span text:style-name="T58">réalisable</text:span></text:p>
            <text:p text:style-name="P8">- Trois heuristiques basées sur GA sont développées pour résoudre</text:p>
            <text:p text:style-name="P8">le problème intégré</text:p>
            <text:p text:style-name="P9">- For the 3-job integrated problem, the chromosome {130211} can be used to represent the solution that job 3 is the first job to be processed followed by job 2 and then job 1 where PM is scheduled before job 3 and job 1. </text:p>
            <text:p text:style-name="P44"><text:span text:style-name="T2">- </text:span><text:span text:style-name="T59">les opérateurs de croisement et de mutation sur ce type de chromosome ne sont pas évidents.</text:span></text:p>
            <text:p text:style-name="P45">- deux chromosomes distincts, l'un pour la séquence de travail et l'autre pour les décisions PM </text:p>
            <text:p text:style-name="P46">- <text:span text:style-name="T71">Plus de détails dans le document avec les parties soulignées</text:span></text:p>
            <text:p text:style-name="P46"><text:span text:style-name="T71">- Comparaison avec une approche (TE) et une heuristique </text:span><text:span text:style-name="T73">(H)</text:span></text:p>
            <text:p text:style-name="P46">- Three problem sizes (small, medium, and large) are used to compare the</text:p>
            <text:p text:style-name="P46">performance of the algorithms</text:p>
            <text:p text:style-name="P46">- The results indicate that the computation time increases when Pm increases</text:p>
            <text:p text:style-name="P46">due to additional mutation operations. <text:span text:style-name="T71">Pm is the probability of permutation,</text:span></text:p>
            <text:p text:style-name="P46">- The average weighted completion time (objective function) generally improves when Pm is increased.</text:p>
            <text:p text:style-name="P46">- <text:span text:style-name="T72">I</text:span>n fixed Pm case, both Pm = 0.8 and 0.9 find the optimal solution for all instances,</text:p>
            <text:p text:style-name="P46">- <text:span text:style-name="T73">Beaucoup d’instances résolues</text:span></text:p>
            <text:p text:style-name="P46">- Rpms = 30 is used in GA3. GA2 and GA3 perform very well and yield the optimal solution in all problems. </text:p>
            <text:p text:style-name="P46">- <text:span text:style-name="T74">Beaucoup d’informations sur les résultats à voir dans le document</text:span></text:p>
            <text:p text:style-name="P46">- <text:span text:style-name="T75">Les heuristiques proposées sont très adéquats pour les grandes tailles du problème</text:span></text:p>
            <text:p text:style-name="P47">Très intéressant </text:p>
          </table:table-cell>
          <table:table-cell table:style-name="Tableau1.C2" office:value-type="string">
            <text:p text:style-name="Table_20_Contents">Sortrakul N, Nachtmann CR, Cassady CR (2005) Genetic algorithms for integrated <text:soft-page-break/>preventive maintenance planning and production scheduling for a single machine. Comput Ind 56(2):161–168</text:p>
          </table:table-cell>
        </table:table-row>
        <table:table-row>
          <table:table-cell table:style-name="Tableau1.A2" office:value-type="string">
            <text:p text:style-name="P69">12</text:p>
          </table:table-cell>
          <table:table-cell table:style-name="Tableau1.A2" office:value-type="string">
            <text:p text:style-name="P25">Très intéressant <text:span text:style-name="T129">(**)</text:span></text:p>
            <text:p text:style-name="P7">Algorithme génétique (à lire) </text:p>
            <text:p text:style-name="P7">- <text:span text:style-name="T149">N</text:span>ous considérons dans cet article les actions de maintenance qui se caractérisent par leur capacité à réduire cet âge. <text:span text:style-name="T93">Uniquement problème de maintenance,</text:span></text:p>
            <text:p text:style-name="P7">- <text:span text:style-name="T149">Notion d’âge de la machine et une maintenance remet l’âge de la machine à zéro</text:span></text:p>
            <text:p text:style-name="P7">- <text:span text:style-name="T150">Problème appliqué en génie électrique</text:span></text:p>
            <text:p text:style-name="P7">- Dans cet article, nous présentons un algorithme qui détermine un plan de coût minimal des actions PM pendant la durée de vie du MSS, qui fournit le niveau requis de fiabilité du système.</text:p>
            <text:p text:style-name="P7"><text:soft-page-break/>- <text:span text:style-name="T151">Le temps des maintenances est négligeable</text:span></text:p>
            <text:p text:style-name="P7">- <text:span text:style-name="T152">Problème très spécifique à la maintenance des système de génie électriques</text:span></text:p>
            <text:p text:style-name="P7">- Le problème est donc formulé comme suit : trouver la séquence optimale d'actions PM choisie parmi la liste des actions disponibles qui minimise le coût total de maintenance tout en assurant la fiabilité MSS souhaitée</text:p>
            <text:p text:style-name="P7">- <text:span text:style-name="T153">Une description brève de l’algo GA</text:span></text:p>
            <text:p text:style-name="P15">- <text:span text:style-name="T154">Définition de la représentation des solutions : une solution est représenté comme une chaîe d’entier de taille finie S, </text:span></text:p>
            <text:p text:style-name="P74">- La procédure de croisement consiste à copier des séquences des parents (classique)</text:p>
            <text:p text:style-name="P15">- <text:span text:style-name="T155">La mutation consiste à permuter des positions choisi aléatoirement,</text:span></text:p>
            <text:p text:style-name="P7">- <text:span text:style-name="T155">Une définition du calcul de la valeurs de fitness</text:span></text:p>
            <text:p text:style-name="P7">- La fiabilité de chaque élément est définie par une fonction d'intensité de Weibull</text:p>
            <text:p text:style-name="P7">- Le temps d'exécution sur un PC Pentium II pour les problèmes considérés</text:p>
            <text:p text:style-name="P7">était d'environ 3 min. De nombreux tests sur un ensemble de différents problèmes générés aléatoirement avec un nombre d'éléments jusqu'à 20 et un nombre d'actions PM jusqu'à 50 montrent que les meilleurs temps de convergence vers les solutions optimales sont obtenus lorsque les paramètres GA varient dans les plages suivantes : 70 Ns 150 2000 Nrep</text:p>
            <text:p text:style-name="P7">3000 Les temps d'exécution pour chaque problème n'ont pas dépassé 5 min et le nombre de cycles génétiques Nc jusqu'à l'obtention de la solution optimale n'a pas dépassé 50.</text:p>
          </table:table-cell>
          <table:table-cell table:style-name="Tableau1.C2" office:value-type="string">
            <text:p text:style-name="Table_20_Contents"><text:span text:style-name="T2">Cassady </text:span>Levitin G, Lisnianski A (2000) Optimization of imperfect preventive maintenance for multi-state systems. Reliab Eng Saf Syst 67(2):193–203</text:p>
          </table:table-cell>
        </table:table-row>
        <table:table-row>
          <table:table-cell table:style-name="Tableau1.A2" office:value-type="string">
            <text:p text:style-name="P69">13</text:p>
          </table:table-cell>
          <table:table-cell table:style-name="Tableau1.A2" office:value-type="string">
            <text:p text:style-name="Table_20_Contents">- Un problème de planification conjointe de plusieurs travaux et d'une seule activité de maintenance sur une seule machine dans le but de minimiser le temps d'exécution total est considéré dans cet article.</text:p>
            <text:p text:style-name="Table_20_Contents">- <text:span text:style-name="T3">L</text:span>'objectif de l'article est présenté ensuite, qui est de développer u<text:span text:style-name="T54">n</text:span> algorithme de programmation dynamique et un algorithme de branchement et de liaison pour générer une solution optimale pour ce cas.</text:p>
            <text:p text:style-name="P16">- There are two types of preventive maintenance : deterministic maintenance and ﬂexible maintenance.</text:p>
            <text:p text:style-name="P16">- <text:span text:style-name="T4">Concept de reprise ou non de l’activité après maintenance,</text:span></text:p>
            <text:p text:style-name="P16">- <text:span text:style-name="T7">A</text:span><text:span text:style-name="T6"> machine must be maintained after working continuously for a period of time and the maximum allowed continuous working time is ﬁxed.</text:span></text:p>
            <text:p text:style-name="P16">- </text:p>
            <text:p text:style-name="P16"/>
            <text:p text:style-name="P17">(Lecture arrêté)</text:p>
          </table:table-cell>
          <table:table-cell table:style-name="Tableau1.C2" office:value-type="string">
            <text:p text:style-name="P3">Minimizing total completion time on a single machine with a ﬂexible maintenance activity</text:p>
            <text:p text:style-name="Table_20_Contents">Shan-lin Yang a,c, Ying Ma a,b,#, Dong-ling Xu a,b, Jian-bo Yang a,b</text:p>
          </table:table-cell>
        </table:table-row>
        <text:soft-page-break/>
        <table:table-row>
          <table:table-cell table:style-name="Tableau1.A2" office:value-type="string">
            <text:p text:style-name="P69">14</text:p>
          </table:table-cell>
          <table:table-cell table:style-name="Tableau1.A2" office:value-type="string">
            <text:p text:style-name="P52">Programmation dynamique (à lire)</text:p>
            <text:p text:style-name="P51">pas intéressant ça parle de scheduling</text:p>
          </table:table-cell>
          <table:table-cell table:style-name="Tableau1.C2" office:value-type="string">
            <text:p text:style-name="Table_20_Contents">Lee C-Y. Machine scheduling with an availability constraint. Journal of Global Optimization 1996;9:395–416.</text:p>
          </table:table-cell>
        </table:table-row>
        <table:table-row>
          <table:table-cell table:style-name="Tableau1.A2" office:value-type="string">
            <text:p text:style-name="P69">15</text:p>
          </table:table-cell>
          <table:table-cell table:style-name="Tableau1.A2" office:value-type="string">
            <text:p text:style-name="Table_20_Contents">- Trois algorithmes exacts, un branch and bound, une programmation linéaire en nombres entiers mixtes et une programmation dynamique, ont été proposés <text:span text:style-name="T5">(à lire)</text:span></text:p>
            <text:p text:style-name="Table_20_Contents"/>
            <text:p text:style-name="P75">Scheduling aussi </text:p>
          </table:table-cell>
          <table:table-cell table:style-name="Tableau1.C2" office:value-type="string">
            <text:p text:style-name="Table_20_Contents">Kacem I, Chu C, Souissi A. Single-machine scheduling with an availability constraint to minimize the weighted sum of the completion times, Computers &amp; Operations Research 2008;35:827–44.</text:p>
          </table:table-cell>
        </table:table-row>
        <table:table-row>
          <table:table-cell table:style-name="Tableau1.A2" office:value-type="string">
            <text:p text:style-name="P69">16</text:p>
          </table:table-cell>
          <table:table-cell table:style-name="Tableau1.A2" office:value-type="string">
            <text:p text:style-name="Table_20_Contents"/>
          </table:table-cell>
          <table:table-cell table:style-name="Tableau1.C2" office:value-type="string">
            <text:p text:style-name="Table_20_Contents">Chen JS. Optimization models for the machine scheduling problem with a single ﬂexible maintenance activity. Engineering Optimization 2006;38:</text:p>
            <text:p text:style-name="Table_20_Contents">53–71.</text:p>
          </table:table-cell>
        </table:table-row>
        <table:table-row table:style-name="Tableau1.18">
          <table:table-cell table:style-name="Tableau1.A2" office:value-type="string">
            <text:p text:style-name="P69">17</text:p>
          </table:table-cell>
          <table:table-cell table:style-name="Tableau1.A2" office:value-type="string">
            <text:p text:style-name="P21">Très intéressant <text:span text:style-name="T129">(**)</text:span></text:p>
            <text:p text:style-name="P19">- <text:span text:style-name="T13">Intégration des périodes d’indisponibilité dans le job-shop scheduling </text:span></text:p>
            <text:p text:style-name="Table_20_Contents">- <text:span text:style-name="T12">O</text:span>ur Tabu Search approach outperforms Simulated Annealing and existing approaches</text:p>
            <text:p text:style-name="Table_20_Contents">- Lorsqu'un problème de planification est résolu, certaines des décisions d'une planification précédente doivent être prises en compte, rendant certaines machines indisponibles au début de l'horizon pour les travaux nouvellement disponibles.</text:p>
            <text:p text:style-name="Table_20_Contents">- <text:span text:style-name="T30">Plusieurs technique</text:span><text:span text:style-name="T31">s</text:span><text:span text:style-name="T30"> de diversification sont utilisé dans les approches,</text:span></text:p>
            <text:p text:style-name="P53">- A neighbor solution in our approach is a solution obtained by Jans, R. and Degraeve, Z., 2007. Meta-heuristics for dynamic lot sizing: a review and comparison of solution approaches.</text:p>
            <text:p text:style-name="P53">European Journal of Operational Research, 177 (3), 1855–1875.permutingJans, R. and Degraeve, Z., 2007. Meta-heuristics for dynamic lot sizing: a review and comparison of solution approaches.</text:p>
            <text:p text:style-name="P53">European Journal of Operational Research, 177 (3), 1855–1875. two successive and critical operations on the same machine.</text:p>
            <text:p text:style-name="Table_20_Contents">- <text:span text:style-name="T32">Pour la solution initiale, un algo est proposé et choisit les tâches un à un avec les contraintes de prédécesseurs, pas une necessité d’avoir une bonne solution initiale,</text:span></text:p>
            <text:p text:style-name="Table_20_Contents">- <text:span text:style-name="T32">Même idée de diversification utilisé pour les deux techniques et il </text:span><text:span text:style-name="T56">s</text:span><text:span text:style-name="T32">’avère que la recherche tabou est bien meilleure, </text:span></text:p>
            <text:p text:style-name="Table_20_Contents">- Pour<text:span text:style-name="T32"> la recherche </text:span><text:span text:style-name="T57">tabou </text:span><text:span text:style-name="T32">on change le taille de la liste tabou au cours de l’exécution, </text:span><text:span text:style-name="T33">un</text:span><text:span text:style-name="T57">e</text:span><text:span text:style-name="T33"> technique d’intensification et deux techniques de diversification,</text:span></text:p>
            <text:p text:style-name="Table_20_Contents"><text:soft-page-break/>- Dans la phase d'intensification, seuls les voisins qui sont générés par des coups permis et prometteurs, c'est-à-dire ceux qui satisfont (2), sont visités.</text:p>
            <text:p text:style-name="Table_20_Contents">- When the set of these neighbors is empty, it is increased by considering all the allowed swaps of critical arcs without considering (2). This is the ﬁrst level of diversiﬁcation.</text:p>
            <text:p text:style-name="Table_20_Contents">- This second phase of diversiﬁcation ﬁrst randomly selects a number of</text:p>
            <text:p text:style-name="Table_20_Contents">iterations t ∈ [0.8 ∗ ( m ∗ n ), 1.2 ∗ ( m ∗ n )] and repeats the selection of moves for t iterations or until a new best solution is found.It is during</text:p>
            <text:p text:style-name="Table_20_Contents">this phase that the size of the tabu list is randomly changed.</text:p>
            <text:p text:style-name="Table_20_Contents">- <text:span text:style-name="T33">Implémentation en C++,</text:span></text:p>
            <text:p text:style-name="P33">- Comparaison des deux approches avec un MILP et un heuristique de seuillage tabou proposé par un autre auteur,</text:p>
            <text:p text:style-name="Table_20_Contents">- <text:span text:style-name="T33">Temps de run de 60</text:span><text:span text:style-name="T55">s</text:span><text:span text:style-name="T33"> pour les méta-heuristiques et temps de run de 1800s pour le MILP,</text:span></text:p>
            <text:p text:style-name="P32">- Instances moyennes <text:span text:style-name="T34">(</text:span>10 machines, 15 jobs<text:span text:style-name="T34">), Résultats de 20 instances </text:span><text:s/></text:p>
            <text:p text:style-name="P32">- <text:span text:style-name="T8">Leurs méthodes marchent <text:s/>très bien parce qu’ils proposent une technique d’évaluation des coups permettant </text:span><text:span text:style-name="T6">d'ignorer une grande partie des coups non améliorés, </text:span><text:span text:style-name="T8">ce qui évite d’explorer des pistes non prometteu</text:span><text:span text:style-name="T9">ses</text:span><text:span text:style-name="T8">,</text:span></text:p>
          </table:table-cell>
          <table:table-cell table:style-name="Tableau1.C2" office:value-type="string">
            <text:p text:style-name="P3">Metaheuristics for the job-shop scheduling problem with machine</text:p>
            <text:p text:style-name="P3">availability constraints</text:p>
            <text:p text:style-name="Table_20_Contents">Karim Tamssaoueta,b, , Stéphane Dauzère-Pérèsa,c, Claude YugmaaChatGPT is at capacity right nowcassady</text:p>
          </table:table-cell>
        </table:table-row>
        <table:table-row>
          <table:table-cell table:style-name="Tableau1.A2" office:value-type="string">
            <text:p text:style-name="P69">18</text:p>
          </table:table-cell>
          <table:table-cell table:style-name="Tableau1.A2" office:value-type="string">
            <text:p text:style-name="P21">Très intéressant <text:span text:style-name="T129">(**)</text:span></text:p>
            <text:p text:style-name="P28">- Résolution par <text:span text:style-name="T34">un </text:span>Branch and bound adapté </text:p>
            <text:p text:style-name="Table_20_Contents">- <text:span text:style-name="T14">Pas vraiment de lien avec notre problème de base, seul la prise en compte <text:s/>des maintenances,</text:span></text:p>
            <text:p text:style-name="Table_20_Contents">- <text:span text:style-name="T15">Généralement les maintenances sont basé sur deux cas : maintenance en cas de panne, </text:span><text:span text:style-name="T16">contrôle partielle sur l’état de la machine alors tâches correctives et préventives </text:span></text:p>
            <text:p text:style-name="Table_20_Contents">- The maintenance duration was dependent on the time elapsed since the last maintenance intervention.Jans, R. and Degraeve, Z., 2007. Meta-heuristics for dynamic lot sizing: a review and comparison of solution approaches.</text:p>
            <text:p text:style-name="Table_20_Contents">European Journal of Operational Research, 177 (3), 1855–1875.</text:p>
            <text:p text:style-name="Table_20_Contents">- <text:span text:style-name="T17">Prise en compte des maintenance préventive et corrective </text:span></text:p>
            <text:p text:style-name="P34">- <text:span text:style-name="T19">Trois méthodes de coupure de branche pour l’algo de Branch and Bound</text:span></text:p>
            <text:p text:style-name="P34">- <text:span text:style-name="T34">Algo implémenté avec MATLAB </text:span></text:p>
            <text:p text:style-name="P30">- <text:span text:style-name="T35">Petite instances, 10 jobs et 2 machines </text:span></text:p>
            <text:p text:style-name="P31">- L’algo présenté donne les mêmes résultats que la résolution avec le logicielJans, R. and Degraeve, Z., 2007. Meta-heuristics for dynamic lot sizing: a review and comparison of solution approaches.</text:p>
            <text:p text:style-name="P31">European Journal of Operational Research, 177 (3), 1855–1875. GAMS mais un temps plus rapide </text:p>
            <text:p text:style-name="P29"><text:soft-page-break/>- <text:span text:style-name="T35">L’algo trouve des solutions même quand GAMS ne trouve pas de solutions </text:span></text:p>
          </table:table-cell>
          <table:table-cell table:style-name="Tableau1.C2" office:value-type="string">
            <text:p text:style-name="P20">A Joint Optimization Model for Production Scheduling and Preventive Maintenance</text:p>
            <text:p text:style-name="P20">Interval</text:p>
            <text:p text:style-name="Table_20_Contents">S. Babaeimorad a , P. Fattahi* a , H. Fazlollahtabar b</text:p>
          </table:table-cell>
        </table:table-row>
        <table:table-row>
          <table:table-cell table:style-name="Tableau1.A2" office:value-type="string">
            <text:p text:style-name="P69">19</text:p>
          </table:table-cell>
          <table:table-cell table:style-name="Tableau1.A2" office:value-type="string">
            <text:p text:style-name="P21">Très intéressant <text:span text:style-name="T129">(***)</text:span></text:p>
            <text:p text:style-name="Table_20_Contents">- <text:span text:style-name="T20">Propose </text:span><text:span text:style-name="T11">un modèle intégré piloté par </text:span><text:span text:style-name="T10">les données incorporant la planification de la production et la planification de la maintenance pour une ligne de production en série parallèle avec une production multivariété et en petits lots.</text:span></text:p>
            <text:p text:style-name="Table_20_Contents"><text:span text:style-name="T10">- </text:span><text:span text:style-name="T21">Utilise les informations de dégradation de la machine basées sur la distribution de Weibull</text:span></text:p>
            <text:p text:style-name="P40">- le temps de traitement cumulé de</text:p>
            <text:p text:style-name="P40">l'équipement est utilisé comme entrée de sa fonction de défaillance,Budai, G., Dekker, R., Nicolai, R.P., 2006. A Review of Planning Models for</text:p>
            <text:p text:style-name="P40">Maintenance and Production. Economic Institute Report 44. Erasmus Univer-</text:p>
            <text:p text:style-name="P40">sity Rotterdam, Rotterdam, 9 October 2006.</text:p>
            <text:p text:style-name="Table_20_Contents"><text:span text:style-name="T21">- </text:span><text:span text:style-name="T29">Ressemblance avec notre problème </text:span></text:p>
            <text:p text:style-name="P41">- The integrated problem is more complicated because the production line includes parallel and series equipment simultaneously.</text:p>
            <text:p text:style-name="Table_20_Contents"><text:span text:style-name="T22">- </text:span><text:span text:style-name="T23">Quelques hypothèse pour la modélisation</text:span></text:p>
            <text:p text:style-name="Table_20_Contents"><text:span text:style-name="T23">- </text:span><text:span text:style-name="T24">La capacité est vu ici comme le temps de traitement disponible de la machine, du coup on a une diminution de temps de traitement après une maintenance,</text:span></text:p>
            <text:p text:style-name="P42">- Petite instances, 2 produits, 5 machines, 8 cycles, economic manufacturing quantity</text:p>
            <text:p text:style-name="Table_20_Contents"><text:span text:style-name="T24">- Visual C# is used to </text:span><text:span text:style-name="T25">s</text:span><text:span text:style-name="T24">olve the joint optimization problem between production scheduling and maintenance.</text:span></text:p>
            <text:p text:style-name="P42">- La différence est maximale lorsque le nombre de cycles de production pour une période de planification est de 5, et elle diminue progressivement avec l'augmentation du nombre de cycles de production.</text:p>
            <text:p text:style-name="Table_20_Contents"><text:span text:style-name="T24">- Le tableau 6 montre que le modèle intégré a une meilleure performance pour réduire les coûts en fonction des différents temps de traitement disponibles maximum Umax</text:span><text:span text:style-name="T28">(un paramètre du modèle)</text:span><text:span text:style-name="T24"> et le diﬀ est proportionnel à Umax .</text:span></text:p>
            <text:p text:style-name="Table_20_Contents"><text:span text:style-name="T24">- </text:span><text:span text:style-name="T26">Comparaison avec un modèle de maintenance périodique,</text:span></text:p>
            <text:p text:style-name="P43">- L’augmentation de Umax augmente la marge d’erreur par rapport aux modèles indépendants,</text:p>
            <text:p text:style-name="P42"/>
            <text:p text:style-name="Table_20_Contents"><text:span text:style-name="T24">- </text:span><text:span text:style-name="T26">Pas de grande</text:span><text:span text:style-name="T27">s</text:span><text:span text:style-name="T26"> instances résolues</text:span></text:p>
          </table:table-cell>
          <table:table-cell table:style-name="Tableau1.C2" office:value-type="string">
            <text:p text:style-name="P3">A Joint Optimization Model of Production Scheduling and Maintenance Based on Data Driven for a Parallel-Series Production Line</text:p>
            <text:p text:style-name="Table_20_Contents">Kai ZhuFitouhi, M.C. and Nourelfath, M., 2012. Integrating noncyclical preventive maintenance scheduling and production planning for</text:p>
            <text:p text:style-name="Table_20_Contents">a single machine. International Journal of Production Economics, 136 (2), 344–351.</text:p>
          </table:table-cell>
        </table:table-row>
        <table:table-row>
          <table:table-cell table:style-name="Tableau1.A2" office:value-type="string">
            <text:p text:style-name="P69">20</text:p>
          </table:table-cell>
          <table:table-cell table:style-name="Tableau1.A2" office:value-type="string">
            <text:p text:style-name="Table_20_Contents"/>
          </table:table-cell>
          <table:table-cell table:style-name="Tableau1.C2" office:value-type="string">
            <text:p text:style-name="Table_20_Contents">W. P. Pierskalla and J. A. Voelker, “A survey of maintenance models: The</text:p>
            <text:p text:style-name="Table_20_Contents">control and surveillance of deteriorating <text:soft-page-break/>systems,” Naval Res. Logistics</text:p>
            <text:p text:style-name="Table_20_Contents">Quart., vol. 23, pp. 353–388, 1976.</text:p>
          </table:table-cell>
        </table:table-row>
        <table:table-row>
          <table:table-cell table:style-name="Tableau1.A2" office:value-type="string">
            <text:p text:style-name="P69">21</text:p>
          </table:table-cell>
          <table:table-cell table:style-name="Tableau1.A2" office:value-type="string">
            <text:p text:style-name="P27">Très intéressant <text:span text:style-name="T129">(****)</text:span></text:p>
            <text:p text:style-name="Table_20_Contents">- Nous passons en revue les différentes méta-heuristiques qui ont été spécifiquement développées pour résoudre les problèmes de dimensionnement des lots, en discutant de leurs principales composantes telles que la représentation, l'évaluation, la définition du voisinage et les opérateurs génétiques.</text:p>
            <text:p text:style-name="Table_20_Contents">- En outre, nous passons brièvement en revue d'autres approches de solution, telles que la programmation dynamique, les plans de coupe, la décomposition de Dantzig-Wolfe, la relaxation de Lagrange et l'heuristique dédiée.</text:p>
            <text:p text:style-name="Table_20_Contents">- First, it ﬁlls a gap by providing a comprehensive overview of the use of meta-heuristics for solving lot sizing problems (Section 3.1).</text:p>
            <text:p text:style-name="Table_20_Contents">- Second, this paper aims to provide a general review on lot sizing algorithms (Sections 3.2–3.6),</text:p>
            <text:p text:style-name="Table_20_Contents">- Third, we discuss guidelines for computational experiments, with a focus on meta-heuristics (Section 5). Many meta-heuristics are speciﬁcallydeveloped for special cases of standard lot sizing problems.</text:p>
            <text:p text:style-name="Table_20_Contents">- <text:span text:style-name="T161">Présente les modèles de lot-sizing en parlant des modèkes avec small bucket ou big bucket</text:span></text:p>
            <text:p text:style-name="Table_20_Contents">- <text:span text:style-name="T161">Parle également des différentes variantes du CLSP</text:span></text:p>
            <text:p text:style-name="Table_20_Contents">- Some complexity results can be found in Florian et al. (1980). They prove that the single item capacitated problem is NP hard for quite general objective functions.</text:p>
            <text:p text:style-name="Table_20_Contents">- <text:span text:style-name="T162">Aborde la complexité du problème avec les différentes types et réferences</text:span></text:p>
            <text:p text:style-name="P79">- One of the main reasons for the success of these meta-heuristics is their ﬂexibility and ability to handle large and complex problems. </text:p>
            <text:p text:style-name="P79">-<text:span text:style-name="T84"> </text:span><text:span text:style-name="T95">Les méta-heuristiques </text:span></text:p>
            <text:p text:style-name="P79">-<text:span text:style-name="T163">Quand il s’agit des méta-heuristique, il existe deux possibilités de représentation des solutions : In the ﬁrst option, we explicitly include both the integer variables and the production quantities in the representation, The second option is to include only the integer variables and discard the production quantities, les valeurs des variables continues peuvent être obtenue en résolvant des PL résultant du fait que qu’on fixe les autres variables</text:span></text:p>
            <text:p text:style-name="P79">- As this calculation is repeated many times, it is of paramount importance that the linear programming (LP) problem can be solved eﬃciently. If this is not the case, the production quantities can be chosen heuristically (Kuik et al., 1993; Salomon et al., 1993; Fleischmann and Meyr, 1997; Xie and Dong, 2002).</text:p>
            <text:p text:style-name="P79">- Compared to the ﬁrst option, this representation with only integer variables is less complex, but <text:soft-page-break/>we have to solve additional optimization problems to obtain a complete solution.</text:p>
            <text:p text:style-name="P79">- Kimms (1996) represents the solution of the same problem for a single machine by a graph structure on which a tabu search is performed and the production plan is generated by a speciﬁc construction scheme</text:p>
            <text:p text:style-name="P78">- A main issue is how to treat such infeasible solutions. One option is to discard all infeasible solutions or attach an inﬁnite cost to them (Kimms, 1999; Dellaert et al., 2000). A second option is to impose some penalty cost proportional to the infeasibility, <text:span text:style-name="T164">et plusieurs autres technique sont proposées</text:span></text:p>
            <text:p text:style-name="P78">- <text:s/>Neighbor solutions can also be generated by partially or completely shifting the lot of one item (Özdamar and Birbil, 1998; Özdamar and Barbarosoğlu, 1999, 2000; Barbarosoğlu and Özdamar, 2000; Özdamar et al., 2002).</text:p>
            <text:p text:style-name="P78">- <text:s/>The mutation operator changes a single solution. The most popular mutation operator is the single bit ﬂip (Xie and Dong, 2002; Dellaert and Jeunet, 2000; Dellaert et al., 2000),</text:p>
            <text:p text:style-name="P78">- Selection can also be done deterministically, choosing the chromosomes with the highest ﬁtness value (Kimms, 1999; Özdamar et al., 2002).</text:p>
            <text:p text:style-name="P78">- <text:span text:style-name="T94">Programmation dynamique : </text:span></text:p>
            <text:p text:style-name="P78">- Wagner and Whitin (1958) proposed a dynamic programming (DP) recursion for the single item uncapacitated lot sizing problem. Based on this special property of the optimal solution, Wagner and Whitin formulate a dynamic programming recursion of O(m2).</text:p>
            <text:p text:style-name="P78">- Van Hoesel and Wagelmans (1996) propose an O(m3) DP recursion for the case of constant capacities, concave production costs and linear holding costs.</text:p>
            <text:p text:style-name="P80">- <text:span text:style-name="T84">Les inégalités valides :</text:span></text:p>
            <text:p text:style-name="P80">- Excellent overviews on polyhedral approaches for lot sizing problems are given in Pochet and</text:p>
            <text:p text:style-name="P80">Wolsey (1995), Pochet (2001) and Wolsey (2002). The research into strong valid inequalities for lot sizing problems was initiated by Barany et al. (1984a,b) who describe the convex hull of the single item uncapacitated lot sizing problem.</text:p>
            <text:p text:style-name="P80">- Pochet (1988) and Leung et al. (1989) derive several valid inequalities for the capacitated problem.</text:p>
            <text:p text:style-name="P80">- Other valid inequalities for the capacitated lot sizing problem and variants are discussed in Pochet and Wolsey (1993), Constantino (1998), Miller et al. (2000a,b), Loparic et al. (2003), Van Vyve and Ortega (2003) and Van Vyve (2003).</text:p>
            <text:p text:style-name="P80">- . A good overview of several inequalities for various models, such as capacitated models, lot sizing with start ups and multi-stage problems, is given in Pochet and Wolsey (1991).</text:p>
            <text:p text:style-name="P80">- Polyhedral results for the discrete lot sizing and scheduling problem can be found in Magnanti <text:soft-page-break/>and Vachani (1990), Van Eijl and van Hoesel (1997), Magnanti and Sastry (2002) and Loparic et al. (2003)</text:p>
            <text:p text:style-name="P80">- <text:span text:style-name="T96">Génération de colonnes et Relaxation Lagrangienne</text:span></text:p>
            <text:p text:style-name="P80"><text:span text:style-name="T96">- <text:s/></text:span><text:span text:style-name="T106">Manne (1958) proposed an innovative formulation for solving this problem. He explicitly models all the possible schedules with diﬀerent set up sequences. For a problem with a planning horizon of m periods, there are 2m diﬀerent set up schedules possible for each product, as for each period we either have a set up or not.</text:span></text:p>
            <text:p text:style-name="P64">- Degraeve and Jans (2003) present a new Dantzig–Wolfe reformulation model of this</text:p>
            <text:p text:style-name="P64">problem which does not suﬀer from this structural deﬁciency.</text:p>
            <text:p text:style-name="P64">- In the Lagrange relaxation of the CLSP (Kleindorfer and Newson, 1975; Thizy and Van Wassenhove, 1985; Trigeiro et al., 1989; Diaby et al., 1992b), the capacity constraint (8) is dualized into the objective function (5)</text:p>
            <text:p text:style-name="P64">- The Lagrange problem also decomposes into separate single item uncapacitated subproblems</text:p>
            <text:p text:style-name="P64">for each item i.</text:p>
            <text:p text:style-name="P64">- However, other decompositions are possible. Diaby et al. (1992a) discuss a new approach in which they dualize the demand constraint.</text:p>
            <text:p text:style-name="P64">- From computational experiments they conclude that the capacity relaxation is much more eﬃcient than the demand relaxation.</text:p>
            <text:p text:style-name="P64">- During column generation, Degraeve and Jans (2003) round the fractional set up solution</text:p>
            <text:p text:style-name="P80"><text:span text:style-name="T106">of the current master and determine the according production quantities. Branch-and-Price algorithms integrate column generation within a branch-and-bound scheme (Barnhart et al., 1998). Very few</text:span><text:span text:style-name="T107"> </text:span><text:span text:style-name="T106">applications to lot sizing problems exist. Notable exceptions are Degraeve and Jans (2003) for the CLSP with set up times and Vanderbeck (1998) for the CSLP with start up times.</text:span></text:p>
            <text:p text:style-name="P65">- <text:span text:style-name="T97">Le heuristiques spécifiques :</text:span></text:p>
            <text:p text:style-name="P66">- A comparison of many of these heuristics can be found in Coleman (1992) and Simpson (2001). Bitran et al. (1984), Axsäter (1985) and Vachani (1992) present worst-case bounds for some of these heuristics for several demand classes. </text:p>
            <text:p text:style-name="P65">- Some heuristics are based on a Silver–Meal criterion of the average cost per period (Eisenhut,</text:p>
            <text:p text:style-name="P65">1974; Lambrecht and Vanderveken, 1979).</text:p>
            <text:p text:style-name="P65">- Maes and Van Wassenhove (1988) conclude that mathematical programming based heuristics are more ﬂexible and perform better in general compared to the special-purpose heuristics.</text:p>
            <text:p text:style-name="P65">- For the multi-level case, eﬃcient heuristics follow a level-by-level approach, but modify the set up and inventory costs at lower levels to model the interdependencies (Blackburn and Millen,</text:p>
            <text:p text:style-name="P65"><text:soft-page-break/>1982; Bookbinder and Koch, 1990; Billington et al., 1994; Tempelmeier and Helber, 1994).</text:p>
            <text:p text:style-name="P65">- <text:span text:style-name="T97">Comparaison des approches :</text:span></text:p>
            <text:p text:style-name="P65">- Lot sizing problems are hard to solve, as the regular IP formulations usually have a large gap,</text:p>
            <text:p text:style-name="P65">which is deﬁned as the percentage diﬀerence between the value of the LP relaxation and the optimal IP value.</text:p>
            <text:p text:style-name="P65">- Dynamic programming recursions have been developed for several</text:p>
            <text:p text:style-name="P65">special cases, based on insights into the structure of the optimal solution. The drawback of these</text:p>
            <text:p text:style-name="P65">DP algorithms is that they are developed for single item problems and cannot be directly extended to multi-item problems.</text:p>
            <text:p text:style-name="P65">- <text:span text:style-name="T165">Évoq</text:span><text:span text:style-name="T167">u</text:span><text:span text:style-name="T165">e les insuffisances de la programmation dynamique, de la relaxation Lagrangienne et de la décomposition de Dantzig-Wolfe,</text:span></text:p>
            <text:p text:style-name="P65">- <text:s/>In Dantzig–Wolfe decomposition, the intermediate primal solution of the current master can be exploited in a LP ﬁxing heuristic to ﬁnd an integer solution.</text:p>
            <text:p text:style-name="P65">- A general drawback of the Dantzig–Wolfe decomposition, Lagrange relaxation and cutting plane techniques is that they only provide a lower bound and have to be extended</text:p>
            <text:p text:style-name="P65">with heuristics or complemented by branch-and-bound to obtain a feasible solution.</text:p>
            <text:p text:style-name="P65">- Yet another way of ﬁnding tighter models is variable redeﬁn<text:span text:style-name="T166">i</text:span>tion. The main advantage of the variable redeﬁnition is that commercial optimization software can be used instead of a customtailored algorithm (Wolsey, 2002).</text:p>
            <text:p text:style-name="P65">- The literature review shows that some of the best heuristics are also based on optimal algorithms.</text:p>
            <text:p text:style-name="P65">- A major disadvantage of these meta-heuristics is the fact that no lower bound is available unless it is calculated separately. As such it is diﬃcult to assess the solution quality.</text:p>
            <text:p text:style-name="P65">- Dantzig–Wolfe decomposition can be combined with Lagrange relaxation to speed up the column generation process and obtain faster convergence, either by using Lagrange relaxation to solve the master (Cattrysse et al., 1993; Jans and Degraeve, 2004a) or by using Lagrange relaxation on the original problem to generate new columns (Degraeve and Jans, 2003).</text:p>
            <text:p text:style-name="P65">- Further, they also tested their TS heuristic on the CLSP without set up carryover and compared their results to the solution from a Lagrange heuristic (Trigeiro et al., 1989).</text:p>
            <text:p text:style-name="P65">- The computational experiments show that for the standard CLSP problem, the Lagrange heuristic generally outper- forms the TS heuristic. On the other hand, the TS is quite eﬀective in solving the CLSP with set up carryover, for which no other good heuristics exist yet,</text:p>
            <text:p text:style-name="P65">- Likewise, Kimms (1999) compares <text:span text:style-name="T168">a </text:span>GA for the multi-machine PLSP also with a TS algorithm for the single machine problem using previously published data sets. The conclusion is that both <text:soft-page-break/>the GA and the TS are competitive with each other.</text:p>
            <text:p text:style-name="P65">- The hybrid algorithm, containing elements of GA, TS and SA, outperforms the SA and GA with indirect representation.</text:p>
            <text:p text:style-name="P65">- Hung et al. show that their TS heuristic, which is using LP information, gives the lowest average gap. As such, their proposal of this hybrid TS has a clear contribution.</text:p>
            <text:p text:style-name="P65">- These are four examples of papers that present comprehensive computational results. Many</text:p>
            <text:p text:style-name="P65">papers, however, do not always follow these guidelines. For these papers, it is nearly impossible to say which algorithms are the most eﬃcient as a comprehensive comparison on standard data sets or with known algorithms is missing.</text:p>
            <text:p text:style-name="P65">- Many more opportunities for combining algorithms are still largely unexplored</text:p>
            <text:p text:style-name="P65">- direct comparison of the representation with only binary variables versus the representation with binary and continuous variables.</text:p>
            <text:p text:style-name="P65">- </text:p>
          </table:table-cell>
          <table:table-cell table:style-name="Tableau1.C2" office:value-type="string">
            <text:p text:style-name="Table_20_Contents">Jans, R. and Degraeve, Z., 2007. Meta-heuristics for dynamic lot sizing: a review and comparison of solution approaches.</text:p>
            <text:p text:style-name="Table_20_Contents">European Journal of Operational Research, 177 (3), 1855–1875.</text:p>
          </table:table-cell>
        </table:table-row>
        <table:table-row>
          <table:table-cell table:style-name="Tableau1.A2" office:value-type="string">
            <text:p text:style-name="P69">22</text:p>
          </table:table-cell>
          <table:table-cell table:style-name="Tableau1.A2" office:value-type="string">
            <text:p text:style-name="Table_20_Contents"/>
          </table:table-cell>
          <table:table-cell table:style-name="Tableau1.C2" office:value-type="string">
            <text:p text:style-name="Table_20_Contents">Cassady, R.C. and Kutanoglu, E., 2003. Minimizing Job Tardiness Using Integrated Preventive Maintenance Planning and</text:p>
            <text:p text:style-name="Table_20_Contents">Production Scheduling. IIE Transactions, 35(6), 503–513.</text:p>
          </table:table-cell>
        </table:table-row>
        <table:table-row>
          <table:table-cell table:style-name="Tableau1.A2" office:value-type="string">
            <text:p text:style-name="P69">23</text:p>
          </table:table-cell>
          <table:table-cell table:style-name="Tableau1.A2" office:value-type="string">
            <text:p text:style-name="Table_20_Contents">À <text:span text:style-name="T131">lire ***</text:span></text:p>
          </table:table-cell>
          <table:table-cell table:style-name="Tableau1.C2" office:value-type="string">
            <text:p text:style-name="Table_20_Contents">Weinstein, L. and Chung, C.H., 1999. Integrating maintenance and production decisions in a hierarchical production planning</text:p>
            <text:p text:style-name="Table_20_Contents">environment. Computers &amp; Operations Research, 26 (10–11), 1059–1074.</text:p>
          </table:table-cell>
        </table:table-row>
        <table:table-row>
          <table:table-cell table:style-name="Tableau1.A2" office:value-type="string">
            <text:p text:style-name="P69">24</text:p>
          </table:table-cell>
          <table:table-cell table:style-name="Tableau1.A2" office:value-type="string">
            <text:p text:style-name="Table_20_Contents"/>
          </table:table-cell>
          <table:table-cell table:style-name="Tableau1.C2" office:value-type="string">
            <text:p text:style-name="Table_20_Contents">Najid, N.M., Alaoui-Selsouli, M., and Mohafid, A., 2011. An integrated production and maintenance planning model with time</text:p>
            <text:p text:style-name="Table_20_Contents">windows and shortage cost. International Journal of Production Research, 49 (8), 2265–2283.</text:p>
          </table:table-cell>
        </table:table-row>
        <table:table-row>
          <table:table-cell table:style-name="Tableau1.A2" office:value-type="string">
            <text:p text:style-name="P70">25</text:p>
          </table:table-cell>
          <table:table-cell table:style-name="Tableau1.A2" office:value-type="string">
            <text:p text:style-name="P71">Maintenance</text:p>
          </table:table-cell>
          <table:table-cell table:style-name="Tableau1.C2" office:value-type="string">
            <text:p text:style-name="Table_20_Contents">Garg, A., Deshmukh, S.G., 2006. Maintenance management: literature review and</text:p>
            <text:p text:style-name="Table_20_Contents">directions. Journal of Quality in Maintenance Engineering 12 (3), 205–238.</text:p>
          </table:table-cell>
        </table:table-row>
        <text:soft-page-break/>
        <table:table-row>
          <table:table-cell table:style-name="Tableau1.A2" office:value-type="string">
            <text:p text:style-name="P72">26 </text:p>
          </table:table-cell>
          <table:table-cell table:style-name="Tableau1.A2" office:value-type="string">
            <text:p text:style-name="P72">Les modèles intégrées</text:p>
          </table:table-cell>
          <table:table-cell table:style-name="Tableau1.C2" office:value-type="string">
            <text:p text:style-name="Table_20_Contents">Budai, G., Dekker, R., Nicolai, R.P., 2006. A Review of Planning Models for Maintenance and Production. Economic Institute Report 44. Erasmus University Rotterdam, Rotterdam, 9 October 2006.</text:p>
          </table:table-cell>
        </table:table-row>
        <table:table-row>
          <table:table-cell table:style-name="Tableau1.A2" office:value-type="string">
            <text:p text:style-name="P72">27</text:p>
          </table:table-cell>
          <table:table-cell table:style-name="Tableau1.A2" office:value-type="string">
            <text:p text:style-name="P72">- Production planning is an activity that considers the best use of production resources in order to satisfy production goals</text:p>
            <text:p text:style-name="P72">-Lot sizing decisions give rise to the problem of identifying when and how much of a product to produce such that setup, production and holding costs are minimised.</text:p>
          </table:table-cell>
          <table:table-cell table:style-name="Tableau1.C2" office:value-type="string">
            <text:p text:style-name="Table_20_Contents">The capacitated lot sizing problem: a review of models and algorithms</text:p>
            <text:p text:style-name="Table_20_Contents">B. Karimia , S.M.T. Fatemi Ghomia , J.M. Wilsonb;∗</text:p>
          </table:table-cell>
        </table:table-row>
        <table:table-row>
          <table:table-cell table:style-name="Tableau1.A2" office:value-type="string">
            <text:p text:style-name="P72">28</text:p>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P76">29</text:p>
          </table:table-cell>
          <table:table-cell table:style-name="Tableau1.A2" office:value-type="string">
            <text:p text:style-name="P26">Très intéressant <text:span text:style-name="T129">(***)</text:span></text:p>
            <text:p text:style-name="Table_20_Contents">- <text:span text:style-name="T156">Enquête sur les différents modélisation du problème de lot sizing. L'objectif ici est de présenter différents aspects de tels modèles dans le domaine de la </text:span>recherche opérationnelle et de noter les méthodes modernes les plus courantes pour les résoudre.</text:p>
            <text:p text:style-name="Table_20_Contents">- <text:span text:style-name="T156">Aborde les problème</text:span><text:span text:style-name="T157">s</text:span><text:span text:style-name="T156"> multi stage aussi </text:span></text:p>
            <text:p text:style-name="Table_20_Contents">- <text:span text:style-name="T158">Présente un modèle classique de lot sizing avec des variables de holding et des variables <text:s/>de backlogging, </text:span></text:p>
            <text:p text:style-name="P77">- <text:span text:style-name="T157">Présente les modèles classiques et les différentes variantes : </text:span></text:p>
            <text:p text:style-name="P81">- CLSP (Capacited Lot-sizing and Scheduling Problem), </text:p>
            <text:p text:style-name="P81">- Le cas où les (macro)périodes sont subdivisées en plusieurs micro -périodes conduit DLSP (Discrete Lot-sizing and Scheduling Problem), </text:p>
            <text:p text:style-name="P81">- PLSP (Porportional Lot-sizing and Scheduling Problem) se produit lorsque le modèle CSLP</text:p>
            <text:p text:style-name="P77"><text:span text:style-name="T157">ne pas utiliser la pleine capacité d'une période, "En gros, l'idée de base de PLSP est d'utiliser la capacité restante pour programmer un deuxième élément dans la période </text:span>particulière".</text:p>
            <text:p text:style-name="P81">- MSCLS (Multistage Capacited Lot-sizing) existant </text:p>
            <text:p text:style-name="Table_20_Contents">- <text:s/>Dans [14] le PLSP avec temps d'établissement (PLSPST) est présenté où la fonction objectif est l'expression (13). La contrainte de capacité inclut désormais le temps de configuration avec</text:p>
            <text:p text:style-name="Table_20_Contents">- Le problème général de dimensionnement et d'ordonnancement des lots (GLSP), proposé par [13] et [17], présente plusieurs produits, des coûts de configuration dépendant de la séquence d'une seule machine, un petit temps de seau, mais sans temps de configuration ni retard.</text:p>
            <text:p text:style-name="Table_20_Contents">- <text:span text:style-name="T159">Peut être une idée pour le modèle étendu</text:span></text:p>
            <text:p text:style-name="Table_20_Contents">- Les références [1] et [4] distinguent trois cas particuliers pour les machines parallèles à un seul étage : les machines parallèles identiques, les machines parallèles uniformes et les machines <text:soft-page-break/>parallèles non apparentées,</text:p>
            <text:p text:style-name="Table_20_Contents">- <text:span text:style-name="T160">Présente un tableau des méthodes utilisés pour la résolution en donnant les références</text:span></text:p>
            <text:p text:style-name="Table_20_Contents">- <text:s/>Cet article a présenté une revue des modèles de dimensionnement et d'ordonnancement des lots en mettant l'accent sur les problèmes à une seule étape. <text:span text:style-name="T160">I</text:span>l couvrait plusieurs aspects importants, tels que les contraintes de capacité, les retards, les coûts et les délais de configuration, les machines multiples et la taille des périodes de planification</text:p>
          </table:table-cell>
          <table:table-cell table:style-name="Tableau1.C2" office:value-type="string">
            <text:p text:style-name="Table_20_Contents">A SURVEY OF LOT-SIZING AND SCHEDULING MODELS, Andréa Toniolo, Alistair R. Clark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58"/>
      <text:p text:style-name="P58"/>
      <text:p text:style-name="P59">Les idées </text:p>
      <text:list xml:id="list3379716921" text:style-name="L1">
        <text:list-item>
          <text:p text:style-name="P83">Explorer la piste d’une approche par PPC </text:p>
        </text:list-item>
        <text:list-item>
          <text:p text:style-name="P83">Utiliser des méta-heuristiques qui s’avère être très efficace pour le Lot-Sizing sans maintenance et ensuite tirer des conclusion sur le comportement de cett<text:span text:style-name="T14">e approche </text:span></text:p>
        </text:list-item>
        <text:list-item>
          <text:p text:style-name="P84">Est – ce que le lot sizing peut être vu comme un problème de planification de tâche. <text:span text:style-name="T15">Le lot sizing est comme une forme de planification de tâche mais avec une quantité de production qui est définie </text:span><text:span text:style-name="T18">(Analogie entre lot sizing et planification de tâche)</text:span></text:p>
        </text:list-item>
        <text:list-item>
          <text:p text:style-name="P85">Faire un branche and price avec plus de technique pour couper des branches en utilisant peut-être la structure du problème</text:p>
        </text:list-item>
      </text:list>
      <text:p text:style-name="P67"/>
      <text:p text:style-name="P68"/>
      <text:p text:style-name="P68"/>
      <text:p text:style-name="P68"/>
      <text:p text:style-name="P68"/>
      <text:p text:style-name="P68"/>
      <text:p text:style-name="P68"/>
      <text:p text:style-name="P68"><text:soft-page-break/>La programmation par contraintes (PC) est une technique de résolution de problèmes qui a plusieurs avantages par rapport à d'autres méthodes de résolution de problèmes :</text:p>
      <text:list xml:id="list3950370429" text:style-name="L2">
        <text:list-item>
          <text:p text:style-name="P86">Expressivité : La PC permet de modéliser les problèmes de manière déclarative, ce qui signifie que les contraintes sont exprimées en termes de relations entre les variables plutôt qu'en termes d'algorithmes. Cela rend la modélisation des problèmes plus intuitive et plus facile, même pour les personnes qui ne sont pas des experts en algorithmes.</text:p>
        </text:list-item>
        <text:list-item>
          <text:p text:style-name="P86">Flexibilité : La PC est capable de résoudre une grande variété de problèmes, y compris des problèmes très complexes impliquant des milliers de variables et de contraintes. La PC est également capable de résoudre des problèmes multi-objectifs et des problèmes avec des contraintes floues.</text:p>
        </text:list-item>
        <text:list-item>
          <text:p text:style-name="P86">Évolutivité : La PC peut être utilisée pour résoudre des problèmes de manière incrémentale, ce qui signifie qu'elle peut être utilisée pour résoudre des problèmes à mesure qu'ils se développent, plutôt que de devoir tout résoudre en une seule fois.</text:p>
        </text:list-item>
        <text:list-item>
          <text:p text:style-name="P86">Efficacité : La PC est souvent très efficace pour résoudre des problèmes, en particulier des problèmes de planification et d'ordonnancement. La PC utilise des algorithmes de recherche intelligents pour explorer l'espace de recherche de manière efficace, ce qui permet souvent de trouver des solutions optimales en un temps raisonnable.</text:p>
        </text:list-item>
      </text:list>
      <text:p text:style-name="Text_20_body">En résumé, la PC est une technique de résolution de problèmes très puissante et flexible qui peut être utilisée pour résoudre une grande variété de problèmes de manière efficace et intuitive.</text:p>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style:master-page style:name="Landscape"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0:18:45.904843311</meta:creation-date>
    <dc:date>2023-05-18T12:34:22.233139887</dc:date>
    <meta:editing-duration>P1DT18H35M43S</meta:editing-duration>
    <meta:editing-cycles>53</meta:editing-cycles>
    <meta:generator>LibreOffice/7.3.7.2$Linux_X86_64 LibreOffice_project/30$Build-2</meta:generator>
    <meta:document-statistic meta:table-count="1" meta:image-count="0" meta:object-count="0" meta:page-count="22" meta:paragraph-count="450" meta:word-count="8122" meta:character-count="51005" meta:non-whitespace-character-count="43275"/>
  </office:meta>
</office:document-meta>
</file>